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2" svg:font-family="StarSymbol" style:font-charset="x-symbol"/>
    <style:font-face style:name="Lucida Sans2" svg:font-family="'Lucida Sans'" style:font-pitch="variable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Times New Roman2" svg:font-family="'Times New Roman'" style:font-pitch="variable" style:font-charset="x-symbol"/>
    <style:font-face style:name="Wingdings1" svg:font-family="Wingdings" style:font-adornments="cursiva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3" svg:font-family="'Lucida Sans'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OpenSymbol1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5" svg:font-family="'Times New Roman'" style:font-adornments="Italique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4" svg:font-family="'Lucida Sans'" style:font-family-generic="swiss" style:font-pitch="variable"/>
    <style:font-face style:name="SimSun2" svg:font-family="SimSun" style:font-family-generic="swiss" style:font-pitch="variable"/>
    <style:font-face style:name="Times New Roman3" svg:font-family="'Times New Roman'" style:font-family-generic="swiss" style:font-pitch="variable"/>
    <style:font-face style:name="Wingdings" svg:font-family="Wingdings" style:font-adornments="Roman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style:width="9.149cm" table:align="left"/>
    </style:style>
    <style:style style:name="Tableau2.A" style:family="table-column">
      <style:table-column-properties style:column-width="1.141cm"/>
    </style:style>
    <style:style style:name="Tableau2.B" style:family="table-column">
      <style:table-column-properties style:column-width="1.145cm"/>
    </style:style>
    <style:style style:name="Tableau2.C" style:family="table-column">
      <style:table-column-properties style:column-width="1.561cm"/>
    </style:style>
    <style:style style:name="Tableau2.D" style:family="table-column">
      <style:table-column-properties style:column-width="0.73cm"/>
    </style:style>
    <style:style style:name="Tableau2.E" style:family="table-column">
      <style:table-column-properties style:column-width="1.556cm"/>
    </style:style>
    <style:style style:name="Tableau2.F" style:family="table-column">
      <style:table-column-properties style:column-width="0.739cm"/>
    </style:style>
    <style:style style:name="Tableau2.G" style:family="table-column">
      <style:table-column-properties style:column-width="1.339cm"/>
    </style:style>
    <style:style style:name="Tableau2.H" style:family="table-column">
      <style:table-column-properties style:column-width="0.938cm"/>
    </style:style>
    <style:style style:name="Tableau2.A1" style:family="table-cell">
      <style:table-cell-properties fo:padding="0.049cm" fo:border="none"/>
    </style:style>
    <style:style style:name="Tableau2.B1" style:family="table-cell">
      <style:table-cell-properties fo:padding="0.049cm" fo:border-left="none" fo:border-right="0.6pt solid #b2b2b2" fo:border-top="none" fo:border-bottom="none"/>
    </style:style>
    <style:style style:name="Tableau2.C1" style:family="table-cell">
      <style:table-cell-properties fo:padding="0.049cm" fo:border-left="1pt solid #b2b2b2" fo:border-right="none" fo:border-top="none" fo:border-bottom="none"/>
    </style:style>
    <style:style style:name="Tableau2.H1" style:family="table-cell">
      <style:table-cell-properties fo:padding="0cm" fo:border="none"/>
    </style:style>
    <style:style style:name="Tableau2.A2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eau2.B2" style:family="table-cell">
      <style:table-cell-properties fo:background-color="transparent" fo:padding="0.049cm" fo:border="none">
        <style:background-image/>
      </style:table-cell-properties>
    </style:style>
    <style:style style:name="Tableau2.C2" style:family="table-cell">
      <style:table-cell-properties fo:background-color="transparent" fo:padding="0.049cm" fo:border-left="1pt solid #b2b2b2" fo:border-right="none" fo:border-top="none" fo:border-bottom="none">
        <style:background-image/>
      </style:table-cell-properties>
    </style:style>
    <style:style style:name="Tableau2.C3" style:family="table-cell">
      <style:table-cell-properties fo:padding="0.049cm" fo:border-left="1pt solid #b2b2b2" fo:border-right="0.6pt solid #b2b2b2" fo:border-top="none" fo:border-bottom="none"/>
    </style:style>
    <style:style style:name="Tableau2.E3" style:family="table-cell">
      <style:table-cell-properties fo:padding="0.049cm" fo:border-left="1pt solid #b2b2b2" fo:border-right="0.6pt solid #b2b2b2" fo:border-top="none" fo:border-bottom="none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officeooo:paragraph-rsid="005bbf66"/>
    </style:style>
    <style:style style:name="P7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5bbf66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fo:text-transform="uppercase" fo:color="#808080" style:font-name="Bitstream Vera Sans" fo:font-size="9pt" officeooo:rsid="0039b65c" officeooo:paragraph-rsid="005bbf66" fo:background-color="transparent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variant="normal" fo:text-transform="none" fo:color="#d7e12c" style:font-name="Bitstream Vera Sans2" fo:font-size="16pt" fo:font-style="normal" fo:text-shadow="none" fo:font-weight="bold" officeooo:rsid="003afe4d" officeooo:paragraph-rsid="005bbf66" style:font-size-asian="16pt" style:font-style-asian="normal" style:font-size-complex="16pt" style:font-style-complex="normal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rsid="002b5d53" officeooo:paragraph-rsid="002b5d53" style:font-size-asian="10pt" style:font-size-complex="10pt"/>
    </style:style>
    <style:style style:name="P27" style:family="paragraph" style:parent-style-name="FILET_5f_POINTILLES">
      <style:paragraph-properties fo:margin-top="0cm" fo:margin-bottom="0cm" loext:contextual-spacing="false" style:line-height-at-least="0.7cm"/>
      <style:text-properties officeooo:paragraph-rsid="005bbf66"/>
    </style:style>
    <style:style style:name="P28" style:family="paragraph" style:parent-style-name="Standard">
      <loext:graphic-properties draw:fill="none" draw:fill-color="#ffffff" draw:opacity="100%" draw:fill-image-width="0cm" draw:fill-image-height="0cm"/>
      <style:paragraph-properties fo:margin-top="0cm" fo:margin-bottom="0cm" loext:contextual-spacing="false" fo:background-color="transparent" fo:padding="0cm" fo:border="none" style:shadow="none"/>
      <style:text-properties fo:color="#000000" style:font-name="Bitstream Vera Sans2" fo:font-size="10pt" fo:font-style="normal" fo:font-weight="bold" officeooo:rsid="003083f7" officeooo:paragraph-rsid="005bbf66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9" style:family="paragraph" style:parent-style-name="_5f_Paragraphe_20_livret_20_">
      <style:paragraph-properties fo:margin-top="0cm" fo:margin-bottom="0cm" loext:contextual-spacing="false">
        <style:tab-stops>
          <style:tab-stop style:position="0.499cm"/>
        </style:tab-stops>
      </style:paragraph-properties>
      <style:text-properties officeooo:paragraph-rsid="00658abd"/>
    </style:style>
    <style:style style:name="P30" style:family="paragraph" style:parent-style-name="_5f_Paragraphe_20_livret_20_">
      <style:paragraph-properties fo:margin-top="0.43cm" fo:margin-bottom="0.101cm" loext:contextual-spacing="false"/>
    </style:style>
    <style:style style:name="P31" style:family="paragraph" style:parent-style-name="FILET_5f_POINTILLES">
      <style:text-properties officeooo:paragraph-rsid="005bbf66"/>
    </style:style>
    <style:style style:name="P32" style:family="paragraph" style:parent-style-name="FILET_5f_POINTILLES">
      <style:paragraph-properties>
        <style:tab-stops>
          <style:tab-stop style:position="4.367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5bbf66"/>
    </style:style>
    <style:style style:name="P33" style:family="paragraph" style:parent-style-name="Standard" style:master-page-name="">
      <style:paragraph-properties style:page-number="auto" fo:break-before="auto" fo:break-after="auto"/>
      <style:text-properties officeooo:paragraph-rsid="005bbf66"/>
    </style:style>
    <style:style style:name="P34" style:family="paragraph" style:parent-style-name="Standard">
      <loext:graphic-properties draw:fill="none" draw:fill-color="#ffffff" draw:opacity="100%"/>
      <style:paragraph-properties fo:margin-top="0.199cm" fo:margin-bottom="0cm" loext:contextual-spacing="false" fo:background-color="transparent"/>
      <style:text-properties officeooo:paragraph-rsid="005bbf66"/>
    </style:style>
    <style:style style:name="P35" style:family="paragraph" style:parent-style-name="_5f_Paragraphe_20_livret_20_">
      <style:paragraph-properties fo:text-align="center" style:justify-single-word="false"/>
      <style:text-properties officeooo:paragraph-rsid="005bbf66"/>
    </style:style>
    <style:style style:name="P36" style:family="paragraph" style:parent-style-name="_5f_Paragraphe_20_livret_20_réponse_20_élève">
      <style:text-properties officeooo:paragraph-rsid="005bbf66"/>
    </style:style>
    <style:style style:name="P37" style:family="paragraph" style:parent-style-name="_5f_Paragraphe_20_livret_20_réponse_20_élève">
      <style:paragraph-properties style:line-height-at-least="0.499cm" fo:text-align="end" style:justify-single-word="false">
        <style:tab-stops/>
      </style:paragraph-properties>
      <style:text-properties style:font-name="Bitstream Vera Sans1" fo:font-size="10pt" officeooo:paragraph-rsid="005bbf66"/>
    </style:style>
    <style:style style:name="P38" style:family="paragraph" style:parent-style-name="_5f_Paragraphe_20_livret_20_réponse_20_élève">
      <style:paragraph-properties style:line-height-at-least="0.499cm" fo:text-align="end" style:justify-single-word="false">
        <style:tab-stops/>
      </style:paragraph-properties>
      <style:text-properties style:font-name="Bitstream Vera Sans1" fo:font-size="10pt" officeooo:paragraph-rsid="006134ae"/>
    </style:style>
    <style:style style:name="P39" style:family="paragraph" style:parent-style-name="_5f_Paragraphe_20_livret_20_réponse_20_élève">
      <style:paragraph-properties style:line-height-at-least="0.499cm" fo:text-align="start" style:justify-single-word="false">
        <style:tab-stops/>
      </style:paragraph-properties>
      <style:text-properties style:font-name="Bitstream Vera Sans1" fo:font-size="10pt" officeooo:paragraph-rsid="005bbf66"/>
    </style:style>
    <style:style style:name="P40" style:family="paragraph" style:parent-style-name="_5f_Paragraphe_20_livret_20_réponse_20_élève">
      <style:paragraph-properties style:line-height-at-least="0.499cm" fo:text-align="center" style:justify-single-word="false">
        <style:tab-stops/>
      </style:paragraph-properties>
      <style:text-properties style:font-name="Bitstream Vera Sans1" fo:font-size="10pt" officeooo:paragraph-rsid="005f4eb3"/>
    </style:style>
    <style:style style:name="P41" style:family="paragraph" style:parent-style-name="_5f_Paragraphe_20_livret_20_réponse_20_élève">
      <style:paragraph-properties style:line-height-at-least="0.499cm" fo:text-align="justify" style:justify-single-word="false">
        <style:tab-stops/>
      </style:paragraph-properties>
      <style:text-properties style:font-name="Bitstream Vera Sans1" fo:font-size="10pt" officeooo:paragraph-rsid="0063e59c"/>
    </style:style>
    <style:style style:name="P42" style:family="paragraph" style:parent-style-name="_5f_Paragraphe_20_livret_20_réponse_20_élève">
      <style:paragraph-properties>
        <style:tab-stops>
          <style:tab-stop style:position="1.958cm" style:type="right"/>
          <style:tab-stop style:position="1.967cm"/>
        </style:tab-stops>
      </style:paragraph-properties>
      <style:text-properties officeooo:paragraph-rsid="005bbf66"/>
    </style:style>
    <style:style style:name="P43" style:family="paragraph" style:parent-style-name="_5f_Paragraphe_20_livret_20_réponse_20_élève">
      <style:paragraph-properties>
        <style:tab-stops>
          <style:tab-stop style:position="1.96cm" style:type="right"/>
          <style:tab-stop style:position="1.97cm"/>
        </style:tab-stops>
      </style:paragraph-properties>
      <style:text-properties officeooo:paragraph-rsid="005bbf66"/>
    </style:style>
    <style:style style:name="P44" style:family="paragraph" style:parent-style-name="_5f_Paragraphe_20_livret_20_réponse_20_élève">
      <style:paragraph-properties style:line-height-at-least="0.4cm">
        <style:tab-stops>
          <style:tab-stop style:position="1.96cm" style:type="right"/>
          <style:tab-stop style:position="1.97cm"/>
        </style:tab-stops>
      </style:paragraph-properties>
      <style:text-properties officeooo:paragraph-rsid="005bbf66"/>
    </style:style>
    <style:style style:name="P45" style:family="paragraph" style:parent-style-name="_5f_Paragraphe_20_livret_20_réponse_20_élève">
      <style:paragraph-properties>
        <style:tab-stops>
          <style:tab-stop style:position="5.001cm" style:type="right" style:leader-style="dotted" style:leader-text="."/>
        </style:tab-stops>
      </style:paragraph-properties>
      <style:text-properties officeooo:paragraph-rsid="005bbf66"/>
    </style:style>
    <style:style style:name="P46" style:family="paragraph" style:parent-style-name="_5f_Paragraphe_20_livret_20_réponse_20_élève">
      <style:paragraph-properties style:line-height-at-least="0.499cm" fo:text-align="end" style:justify-single-word="false" fo:break-before="column">
        <style:tab-stops/>
      </style:paragraph-properties>
      <style:text-properties style:font-name="Bitstream Vera Sans1" fo:font-size="10pt" officeooo:paragraph-rsid="005bbf66"/>
    </style:style>
    <style:style style:name="P47" style:family="paragraph" style:parent-style-name="_5f_Paragraphe_20_livret_20_réponse_20_élève">
      <style:paragraph-properties style:line-height-at-least="0.499cm" fo:text-align="start" style:justify-single-word="false" fo:break-before="column">
        <style:tab-stops/>
      </style:paragraph-properties>
      <style:text-properties style:font-name="Bitstream Vera Sans1" fo:font-size="10pt" officeooo:paragraph-rsid="005bbf66"/>
    </style:style>
    <style:style style:name="P48" style:family="paragraph" style:parent-style-name="_5f_Paragraphe_20_livret_20_réponse_20_élève">
      <style:paragraph-properties fo:margin-top="0.101cm" fo:margin-bottom="0.101cm" loext:contextual-spacing="false" fo:line-height="100%">
        <style:tab-stops>
          <style:tab-stop style:position="1.235cm"/>
        </style:tab-stops>
      </style:paragraph-properties>
      <style:text-properties officeooo:paragraph-rsid="005bbf66"/>
    </style:style>
    <style:style style:name="P49" style:family="paragraph" style:parent-style-name="_5f_Paragraphe_20_livret_20_réponse_20_élève">
      <style:paragraph-properties fo:margin-top="0cm" fo:margin-bottom="0.199cm" loext:contextual-spacing="false" style:line-height-at-least="0.499cm" fo:text-align="justify" style:justify-single-word="false">
        <style:tab-stops/>
      </style:paragraph-properties>
      <style:text-properties style:font-name="Bitstream Vera Sans1" fo:font-size="10pt" officeooo:paragraph-rsid="0063e59c"/>
    </style:style>
    <style:style style:name="P50" style:family="paragraph" style:parent-style-name="Exo_5f_Num">
      <style:text-properties officeooo:paragraph-rsid="005bbf66"/>
    </style:style>
    <style:style style:name="P51" style:family="paragraph" style:parent-style-name="Exo_5f_Num">
      <style:paragraph-properties fo:margin-top="0.6cm" fo:margin-bottom="0.101cm" loext:contextual-spacing="false"/>
      <style:text-properties officeooo:paragraph-rsid="005bbf66"/>
    </style:style>
    <style:style style:name="P52" style:family="paragraph" style:parent-style-name="Exo_5f_Num">
      <style:paragraph-properties fo:margin-top="0.9cm" fo:margin-bottom="0.199cm" loext:contextual-spacing="false"/>
      <style:text-properties officeooo:paragraph-rsid="005bbf66"/>
    </style:style>
    <style:style style:name="P53" style:family="paragraph" style:parent-style-name="Exo_5f_Num">
      <style:paragraph-properties fo:margin-top="0.499cm" fo:margin-bottom="0.101cm" loext:contextual-spacing="false" fo:text-align="start" style:justify-single-word="false"/>
      <style:text-properties officeooo:paragraph-rsid="005bbf66"/>
    </style:style>
    <style:style style:name="P54" style:family="paragraph" style:parent-style-name="Exo_5f_Num">
      <style:paragraph-properties fo:margin-top="0.43cm" fo:margin-bottom="0.101cm" loext:contextual-spacing="false"/>
      <style:text-properties officeooo:paragraph-rsid="005bbf66"/>
    </style:style>
    <style:style style:name="P55" style:family="paragraph" style:parent-style-name="Exo_5f_Num">
      <style:paragraph-properties fo:margin-top="0.3cm" fo:margin-bottom="0cm" loext:contextual-spacing="false"/>
      <style:text-properties officeooo:paragraph-rsid="005bbf66"/>
    </style:style>
    <style:style style:name="P56" style:family="paragraph" style:parent-style-name="Exo_5f_Num">
      <style:paragraph-properties fo:margin-top="0.7cm" fo:margin-bottom="0.101cm" loext:contextual-spacing="false"/>
      <style:text-properties officeooo:paragraph-rsid="005bbf66"/>
    </style:style>
    <style:style style:name="P57" style:family="paragraph" style:parent-style-name="Exo_5f_Num" style:list-style-name="Num_5f_Exo">
      <style:paragraph-properties fo:margin-top="0.58cm" fo:margin-bottom="0.199cm" loext:contextual-spacing="false"/>
      <style:text-properties officeooo:paragraph-rsid="005bbf66"/>
    </style:style>
    <style:style style:name="P58" style:family="paragraph" style:parent-style-name="Exo_5f_Num" style:list-style-name="Num_5f_Exo">
      <style:paragraph-properties fo:margin-top="0.801cm" fo:margin-bottom="0.199cm" loext:contextual-spacing="false"/>
      <style:text-properties officeooo:paragraph-rsid="005bbf66"/>
    </style:style>
    <style:style style:name="P59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bbf66"/>
    </style:style>
    <style:style style:name="P60" style:family="paragraph" style:parent-style-name="FILET_5f_POINTILLES" style:list-style-name="_5f_Numérotation_20_des_20_exercices_20_livrets_20_bi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bbf66"/>
    </style:style>
    <style:style style:name="P61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bbf66"/>
    </style:style>
    <style:style style:name="P62" style:family="paragraph" style:parent-style-name="FILET_5f_POINTILLES" style:list-style-name="_5f_Numérotation_20_des_20_exercices_20_livrets">
      <style:text-properties officeooo:paragraph-rsid="005bbf66"/>
    </style:style>
    <style:style style:name="P63" style:family="paragraph" style:parent-style-name="FILET_5f_POINTILLES" style:list-style-name="_5f_Numérotation_20_des_20_exercices_20_livrets">
      <style:paragraph-properties fo:margin-top="0.101cm" fo:margin-bottom="0cm" loext:contextual-spacing="false"/>
      <style:text-properties officeooo:paragraph-rsid="005bbf66"/>
    </style:style>
    <style:style style:name="P64" style:family="paragraph" style:parent-style-name="FILET_5f_POINTILLES" style:list-style-name="_5f_Numérotation_20_des_20_exercices_20_livrets_20_bis" style:master-page-name="">
      <style:paragraph-properties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5bbf66"/>
    </style:style>
    <style:style style:name="P65" style:family="paragraph" style:parent-style-name="FILET_5f_POINTILLES" style:list-style-name="_5f_Numérotation_20_des_20_exercices_20_livrets">
      <style:paragraph-properties fo:margin-top="0.049cm" fo:margin-bottom="0cm" loext:contextual-spacing="false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bbf66"/>
    </style:style>
    <style:style style:name="P66" style:family="paragraph" style:parent-style-name="FILET_5f_POINTILLES" style:list-style-name="_5f_Numérotation_20_des_20_exercices_20_livrets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bbf66"/>
    </style:style>
    <style:style style:name="P67" style:family="paragraph" style:parent-style-name="FILET_5f_POINTILLES" style:list-style-name="_5f_Numérotation_20_des_20_exercices_20_livrets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fo:font-weight="normal" officeooo:paragraph-rsid="005bbf66" style:font-size-asian="10pt" style:font-weight-asian="normal" style:font-size-complex="10pt" style:font-weight-complex="normal"/>
    </style:style>
    <style:style style:name="P68" style:family="paragraph" style:parent-style-name="FILET_5f_POINTILLES" style:list-style-name="liste_5f_abc" style:master-page-name="">
      <style:paragraph-properties fo:margin-top="0.3cm" fo:margin-bottom="0cm" loext:contextual-spacing="false" fo:line-height="100%" fo:text-align="justify" style:justify-single-word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5bbf66"/>
    </style:style>
    <style:style style:name="P69" style:family="paragraph" style:parent-style-name="Standard" style:list-style-name="List_20_1">
      <style:paragraph-properties fo:margin-top="0cm" fo:margin-bottom="0cm" loext:contextual-spacing="false" fo:padding="0cm" fo:border="none" style:shadow="none"/>
      <style:text-properties officeooo:paragraph-rsid="005bbf66"/>
    </style:style>
    <style:style style:name="P70" style:family="paragraph" style:parent-style-name="Standard" style:list-style-name="List_20_1">
      <loext:graphic-properties draw:fill-image-width="0cm" draw:fill-image-height="0cm"/>
      <style:paragraph-properties fo:padding="0cm" fo:border="none" style:shadow="none"/>
      <style:text-properties officeooo:paragraph-rsid="005bbf66"/>
    </style:style>
    <style:style style:name="P71" style:family="paragraph" style:parent-style-name="Standard" style:list-style-name="List_20_1">
      <loext:graphic-properties draw:fill="none" draw:fill-color="#ffffff" draw:opacity="100%"/>
      <style:paragraph-properties fo:margin-top="0cm" fo:margin-bottom="0.3cm" loext:contextual-spacing="false" fo:background-color="transparent"/>
      <style:text-properties officeooo:paragraph-rsid="005e8565"/>
    </style:style>
    <style:style style:name="P72" style:family="paragraph" style:parent-style-name="Standard" style:list-style-name="List_20_1">
      <loext:graphic-properties draw:fill="none" draw:fill-color="#ffffff" draw:opacity="100%"/>
      <style:paragraph-properties fo:margin-top="0.3cm" fo:margin-bottom="0cm" loext:contextual-spacing="false" fo:background-color="transparent"/>
      <style:text-properties officeooo:paragraph-rsid="0063e59c"/>
    </style:style>
    <style:style style:name="P73" style:family="paragraph" style:parent-style-name="Standard" style:master-page-name="_5f_Fiche_20_éditeur_20_série_20_2_20_une_20_colonne_20_impaire_20__28_G_29_">
      <style:paragraph-properties style:page-number="54" fo:break-before="auto" fo:break-after="auto">
        <style:tab-stops/>
      </style:paragraph-properties>
      <style:text-properties style:font-name="Bitstream Vera Sans2" fo:font-size="10pt" fo:font-weight="bold" officeooo:paragraph-rsid="001f6820" style:font-size-asian="10pt" style:font-weight-asian="bold" style:font-size-complex="10pt" style:font-weight-complex="bold"/>
    </style:style>
    <style:style style:name="P74" style:family="paragraph" style:parent-style-name="_5f_Paragraphe_20_livret_20_" style:list-style-name="liste_5f_abc">
      <style:paragraph-properties fo:margin-top="0.101cm" fo:margin-bottom="0.199cm" loext:contextual-spacing="false" fo:line-height="0.43cm">
        <style:tab-stops>
          <style:tab-stop style:position="0.499cm"/>
        </style:tab-stops>
      </style:paragraph-properties>
      <style:text-properties officeooo:paragraph-rsid="0067508f"/>
    </style:style>
    <style:style style:name="P75" style:family="paragraph" style:parent-style-name="_5f_Paragraphe_20_livret_20_" style:list-style-name="liste_5f_abc">
      <style:paragraph-properties fo:margin-top="0.4cm" fo:margin-bottom="0cm" loext:contextual-spacing="false" fo:line-height="0.43cm">
        <style:tab-stops>
          <style:tab-stop style:position="0.499cm"/>
        </style:tab-stops>
      </style:paragraph-properties>
      <style:text-properties officeooo:paragraph-rsid="0067508f"/>
    </style:style>
    <style:style style:name="P76" style:family="paragraph" style:parent-style-name="_5f_Paragraphe_20_livret_20_" style:list-style-name="liste_5f_abc" style:master-page-name="">
      <loext:graphic-properties draw:fill="none"/>
      <style:paragraph-properties fo:margin-top="0.15cm" fo:margin-bottom="0.101cm" loext:contextual-spacing="false" fo:text-align="start" style:justify-single-word="false" style:page-number="auto" fo:background-color="transparent" style:shadow="none">
        <style:tab-stops>
          <style:tab-stop style:position="0.499cm"/>
        </style:tab-stops>
      </style:paragraph-properties>
      <style:text-properties officeooo:rsid="0044e8cc" officeooo:paragraph-rsid="00658abd"/>
    </style:style>
    <style:style style:name="P77" style:family="paragraph" style:parent-style-name="_5f_Paragraphe_20_livret_20_" style:list-style-name="liste_5f_abc" style:master-page-name="">
      <loext:graphic-properties draw:fill="none"/>
      <style:paragraph-properties fo:margin-top="0.15cm" fo:margin-bottom="0.101cm" loext:contextual-spacing="false" fo:text-align="start" style:justify-single-word="false" style:page-number="auto" fo:background-color="transparent" style:shadow="none">
        <style:tab-stops>
          <style:tab-stop style:position="0.499cm"/>
        </style:tab-stops>
      </style:paragraph-properties>
      <style:text-properties officeooo:paragraph-rsid="00658abd"/>
    </style:style>
    <style:style style:name="P78" style:family="paragraph" style:parent-style-name="_5f_Paragraphe_20_livret_20_" style:list-style-name="liste_5f_abc">
      <loext:graphic-properties draw:fill="none"/>
      <style:paragraph-properties fo:margin-top="0.15cm" fo:margin-bottom="0.101cm" loext:contextual-spacing="false" fo:text-align="start" style:justify-single-word="false" fo:background-color="transparent" style:shadow="none">
        <style:tab-stops>
          <style:tab-stop style:position="0.499cm"/>
        </style:tab-stops>
      </style:paragraph-properties>
      <style:text-properties officeooo:rsid="0044e8cc" officeooo:paragraph-rsid="00658abd"/>
    </style:style>
    <style:style style:name="P79" style:family="paragraph" style:parent-style-name="_5f_Paragraphe_20_livret_20_" style:list-style-name="liste_5f_abc">
      <loext:graphic-properties draw:fill="none"/>
      <style:paragraph-properties fo:margin-top="0.15cm" fo:margin-bottom="0.101cm" loext:contextual-spacing="false" fo:background-color="transparent" style:shadow="none">
        <style:tab-stops>
          <style:tab-stop style:position="0.499cm"/>
        </style:tab-stops>
      </style:paragraph-properties>
      <style:text-properties officeooo:rsid="0044e8cc" officeooo:paragraph-rsid="00658abd"/>
    </style:style>
    <style:style style:name="P80" style:family="paragraph" style:parent-style-name="_5f_Paragraphe_20_livret_20_" style:list-style-name="liste_5f_abc">
      <loext:graphic-properties draw:fill="none"/>
      <style:paragraph-properties fo:margin-top="0.15cm" fo:margin-bottom="0.101cm" loext:contextual-spacing="false" fo:text-align="start" style:justify-single-word="false" fo:background-color="transparent" style:shadow="none">
        <style:tab-stops>
          <style:tab-stop style:position="0.499cm"/>
        </style:tab-stops>
      </style:paragraph-properties>
      <style:text-properties fo:letter-spacing="-0.011cm" officeooo:paragraph-rsid="00658abd"/>
    </style:style>
    <style:style style:name="P81" style:family="paragraph" style:parent-style-name="_5f_Paragraphe_20_livret_20_" style:list-style-name="liste_5f_abc" style:master-page-name="">
      <style:paragraph-properties fo:margin-top="0.199cm" fo:margin-bottom="0.199cm" loext:contextual-spacing="false" fo:text-align="justify" style:justify-single-word="false" style:page-number="auto">
        <style:tab-stops/>
      </style:paragraph-properties>
      <style:text-properties officeooo:paragraph-rsid="005bbf66"/>
    </style:style>
    <style:style style:name="P82" style:family="paragraph" style:parent-style-name="_5f_Paragraphe_20_livret_20_" style:list-style-name="liste_5f_abc">
      <style:paragraph-properties fo:margin-top="0.499cm" fo:margin-bottom="0cm" loext:contextual-spacing="false">
        <style:tab-stops>
          <style:tab-stop style:position="0.499cm"/>
        </style:tab-stops>
      </style:paragraph-properties>
      <style:text-properties officeooo:paragraph-rsid="00658abd"/>
    </style:style>
    <style:style style:name="P83" style:family="paragraph" style:parent-style-name="_5f_Paragraphe_20_livret_20_" style:list-style-name="liste_5f_abc">
      <style:paragraph-properties fo:margin-top="0.3cm" fo:margin-bottom="0cm" loext:contextual-spacing="false">
        <style:tab-stops>
          <style:tab-stop style:position="0.499cm"/>
        </style:tab-stops>
      </style:paragraph-properties>
      <style:text-properties officeooo:paragraph-rsid="00658abd"/>
    </style:style>
    <style:style style:name="P84" style:family="paragraph" style:parent-style-name="_5f_Paragraphe_20_livret_20_" style:list-style-name="liste_5f_abc">
      <style:paragraph-properties fo:margin-top="0.3cm" fo:margin-bottom="0cm" loext:contextual-spacing="false" fo:text-align="justify" style:justify-single-word="false"/>
      <style:text-properties fo:letter-spacing="-0.007cm" officeooo:rsid="006090c3" officeooo:paragraph-rsid="005bbf66"/>
    </style:style>
    <style:style style:name="P85" style:family="paragraph" style:parent-style-name="_5f_Paragraphe_20_livret_20_" style:list-style-name="liste_5f_abc">
      <style:paragraph-properties fo:margin-top="0.3cm" fo:margin-bottom="0cm" loext:contextual-spacing="false"/>
      <style:text-properties officeooo:rsid="006090c3" officeooo:paragraph-rsid="005bbf66"/>
    </style:style>
    <style:style style:name="P86" style:family="paragraph" style:parent-style-name="_5f_Paragraphe_20_livret_20_" style:list-style-name="liste_5f_abc">
      <style:paragraph-properties fo:margin-top="0.199cm" fo:margin-bottom="0cm" loext:contextual-spacing="false">
        <style:tab-stops>
          <style:tab-stop style:position="8.999cm" style:type="right"/>
        </style:tab-stops>
      </style:paragraph-properties>
      <style:text-properties officeooo:paragraph-rsid="005bbf66"/>
    </style:style>
    <style:style style:name="P87" style:family="paragraph" style:parent-style-name="_5f_Paragraphe_20_livret_20_" style:list-style-name="liste_5f_abc">
      <style:paragraph-properties fo:margin-top="0.199cm" fo:margin-bottom="0cm" loext:contextual-spacing="false" fo:text-align="justify" style:justify-single-word="false">
        <style:tab-stops/>
      </style:paragraph-properties>
      <style:text-properties officeooo:paragraph-rsid="005bbf66"/>
    </style:style>
    <style:style style:name="P88" style:family="paragraph" style:parent-style-name="_5f_Paragraphe_20_livret_20_" style:list-style-name="_5f_Numérotation_20_des_20_exercices_20_livrets_20_bis">
      <style:paragraph-properties fo:margin-top="0.199cm" fo:margin-bottom="0cm" loext:contextual-spacing="false"/>
      <style:text-properties style:font-name="Bitstream Vera Sans1" fo:font-size="10pt" fo:font-style="normal" style:text-underline-style="none" officeooo:paragraph-rsid="005bbf66"/>
    </style:style>
    <style:style style:name="P89" style:family="paragraph" style:parent-style-name="_5f_Paragraphe_20_livret_20_" style:list-style-name="L2">
      <style:paragraph-properties fo:margin-top="0.199cm" fo:margin-bottom="0cm" loext:contextual-spacing="false"/>
      <style:text-properties officeooo:paragraph-rsid="005bbf66"/>
    </style:style>
    <style:style style:name="P90" style:family="paragraph" style:parent-style-name="_5f_Paragraphe_20_livret_20_" style:list-style-name="liste_5f_abc" style:master-page-name="">
      <style:paragraph-properties fo:margin-top="0.199cm" fo:margin-bottom="0cm" loext:contextual-spacing="false" fo:text-align="justify" style:justify-single-word="false" style:page-number="auto">
        <style:tab-stops/>
      </style:paragraph-properties>
      <style:text-properties officeooo:paragraph-rsid="005bbf66"/>
    </style:style>
    <style:style style:name="P91" style:family="paragraph" style:parent-style-name="_5f_Paragraphe_20_livret_20_" style:list-style-name="liste_5f_abc">
      <style:paragraph-properties fo:margin-top="0.101cm" fo:margin-bottom="0cm" loext:contextual-spacing="false"/>
      <style:text-properties officeooo:paragraph-rsid="005bbf66"/>
    </style:style>
    <style:style style:name="P92" style:family="paragraph" style:parent-style-name="_5f_Paragraphe_20_livret_20_" style:list-style-name="L1">
      <style:paragraph-properties fo:margin-top="0.101cm" fo:margin-bottom="0cm" loext:contextual-spacing="false"/>
      <style:text-properties officeooo:paragraph-rsid="005bbf66"/>
    </style:style>
    <style:style style:name="P93" style:family="paragraph" style:parent-style-name="_5f_Paragraphe_20_livret_20_" style:list-style-name="_5f_Numérotation_20_des_20_exercices_20_livrets_20_bis">
      <style:paragraph-properties fo:margin-top="0.199cm" fo:margin-bottom="0.079cm" loext:contextual-spacing="false"/>
      <style:text-properties style:font-name="Bitstream Vera Sans1" fo:font-size="10pt" fo:font-style="normal" style:text-underline-style="none" officeooo:paragraph-rsid="005bbf66"/>
    </style:style>
    <style:style style:name="P94" style:family="paragraph" style:parent-style-name="_5f_Paragraphe_20_livret_20_" style:list-style-name="liste_5f_abc">
      <style:paragraph-properties fo:margin-top="0.131cm" fo:margin-bottom="0cm" loext:contextual-spacing="false"/>
      <style:text-properties officeooo:paragraph-rsid="005bbf66"/>
    </style:style>
    <style:style style:name="P95" style:family="paragraph" style:parent-style-name="_5f_Paragraphe_20_livret_20_réponse_20_élève" style:list-style-name="_5f_Numérotation_20_des_20_exercices_20_livrets_20_bis">
      <style:paragraph-properties style:line-height-at-least="0.6cm"/>
      <style:text-properties officeooo:paragraph-rsid="0062d772"/>
    </style:style>
    <style:style style:name="P96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.3cm" fo:margin-bottom="0cm" loext:contextual-spacing="false" fo:line-height="100%" fo:text-align="justify" style:justify-single-word="false" fo:text-indent="0cm" style:auto-text-indent="false" fo:background-color="transparent" style:shadow="none">
        <style:tab-stops/>
      </style:paragraph-properties>
      <style:text-properties officeooo:paragraph-rsid="005f4eb3"/>
    </style:style>
    <style:style style:name="P97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.3cm" fo:margin-bottom="0cm" loext:contextual-spacing="false" fo:line-height="100%" fo:text-align="justify" style:justify-single-word="false" fo:text-indent="0cm" style:auto-text-indent="false" fo:background-color="transparent" style:shadow="none">
        <style:tab-stops/>
      </style:paragraph-properties>
      <style:text-properties officeooo:paragraph-rsid="005bbf66"/>
    </style:style>
    <style:style style:name="P98" style:family="paragraph" style:parent-style-name="_5f_Paragraphe_20_livret_20_réponse_20_élève" style:list-style-name="liste_5f_abc">
      <loext:graphic-properties draw:fill="none"/>
      <style:paragraph-properties fo:margin-left="0cm" fo:margin-right="0cm" fo:margin-top="0.3cm" fo:margin-bottom="0cm" loext:contextual-spacing="false" fo:line-height="100%" fo:text-indent="0cm" style:auto-text-indent="false" fo:background-color="transparent" style:shadow="none">
        <style:tab-stops/>
      </style:paragraph-properties>
      <style:text-properties officeooo:paragraph-rsid="005bbf66"/>
    </style:style>
    <style:style style:name="P99" style:family="paragraph" style:parent-style-name="_5f_Paragraphe_20_livret_20_réponse_20_élève" style:list-style-name="liste_5f_abc">
      <style:paragraph-properties fo:margin-top="0.3cm" fo:margin-bottom="0cm" loext:contextual-spacing="false" fo:line-height="100%"/>
      <style:text-properties officeooo:paragraph-rsid="005bbf66"/>
    </style:style>
    <style:style style:name="P100" style:family="paragraph" style:parent-style-name="_5f_Paragraphe_20_livret_20_réponse_20_élève" style:list-style-name="liste_5f_abc">
      <style:paragraph-properties fo:margin-top="0.3cm" fo:margin-bottom="0cm" loext:contextual-spacing="false" fo:line-height="100%"/>
      <style:text-properties officeooo:paragraph-rsid="005f4eb3"/>
    </style:style>
    <style:style style:name="P101" style:family="paragraph" style:parent-style-name="_5f_Paragraphe_20_livret_20_réponse_20_élève" style:list-style-name="liste_5f_abc">
      <style:paragraph-properties fo:margin-top="0.3cm" fo:margin-bottom="0cm" loext:contextual-spacing="false" fo:line-height="100%"/>
      <style:text-properties officeooo:paragraph-rsid="0063e59c"/>
    </style:style>
    <style:style style:name="P102" style:family="paragraph" style:parent-style-name="_5f_Paragraphe_20_livret_20_réponse_20_élève" style:list-style-name="liste_5f_abc">
      <style:paragraph-properties fo:margin-top="0.3cm" fo:margin-bottom="0cm" loext:contextual-spacing="false" fo:line-height="100%"/>
      <style:text-properties officeooo:paragraph-rsid="005cd423"/>
    </style:style>
    <style:style style:name="P103" style:family="paragraph" style:parent-style-name="_5f_Paragraphe_20_livret_20_réponse_20_élève" style:list-style-name="liste_5f_abc">
      <style:paragraph-properties fo:margin-top="0.3cm" fo:margin-bottom="0cm" loext:contextual-spacing="false" fo:line-height="100%" fo:text-align="justify" style:justify-single-word="false"/>
      <style:text-properties officeooo:paragraph-rsid="005bbf66"/>
    </style:style>
    <style:style style:name="P104" style:family="paragraph" style:parent-style-name="_5f_Paragraphe_20_livret_20_réponse_20_élève" style:list-style-name="liste_5f_abc">
      <style:paragraph-properties fo:margin-top="0.3cm" fo:margin-bottom="0cm" loext:contextual-spacing="false" fo:line-height="100%"/>
      <style:text-properties officeooo:paragraph-rsid="005bbf66" style:font-size-asian="10pt"/>
    </style:style>
    <style:style style:name="P105" style:family="paragraph" style:parent-style-name="_5f_Paragraphe_20_livret_20_réponse_20_élève" style:list-style-name="liste_5f_abc">
      <style:paragraph-properties fo:margin-top="0.3cm" fo:margin-bottom="0cm" loext:contextual-spacing="false" fo:line-height="100%"/>
      <style:text-properties officeooo:paragraph-rsid="005cd423" style:font-size-asian="10pt"/>
    </style:style>
    <style:style style:name="P106" style:family="paragraph" style:parent-style-name="_5f_Paragraphe_20_livret_20_réponse_20_élève" style:list-style-name="liste_5f_abc">
      <style:paragraph-properties fo:margin-top="0.3cm" fo:margin-bottom="0cm" loext:contextual-spacing="false" fo:line-height="100%" fo:text-align="justify" style:justify-single-word="false"/>
      <style:text-properties officeooo:paragraph-rsid="005bbf66" style:font-size-asian="10pt"/>
    </style:style>
    <style:style style:name="P107" style:family="paragraph" style:parent-style-name="_5f_Paragraphe_20_livret_20_réponse_20_élève" style:list-style-name="liste_5f_abc">
      <style:paragraph-properties fo:margin-top="0.3cm" fo:margin-bottom="0cm" loext:contextual-spacing="false" fo:line-height="100%" fo:text-align="justify" style:justify-single-word="false"/>
      <style:text-properties officeooo:paragraph-rsid="005cd423" style:font-size-asian="10pt"/>
    </style:style>
    <style:style style:name="P108" style:family="paragraph" style:parent-style-name="_5f_Paragraphe_20_livret_20_réponse_20_élève" style:list-style-name="liste_5f_abc">
      <style:paragraph-properties fo:margin-top="0.101cm" fo:margin-bottom="0cm" loext:contextual-spacing="false" fo:line-height="100%"/>
      <style:text-properties officeooo:paragraph-rsid="005bbf66"/>
    </style:style>
    <style:style style:name="P109" style:family="paragraph" style:parent-style-name="_5f_Pied_20_de_20_page" style:list-style-name="">
      <style:paragraph-properties fo:text-align="end" style:justify-single-word="false"/>
    </style:style>
    <style:style style:name="P110" style:family="paragraph" style:parent-style-name="_5f_Pied_20_de_20_page">
      <style:paragraph-properties fo:text-align="end" style:justify-single-word="false"/>
    </style:style>
    <style:style style:name="P111" style:family="paragraph" style:parent-style-name="_5f_Pied_20_de_20_page" style:list-style-name=""/>
    <style:style style:name="P11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3" style:family="paragraph" style:parent-style-name="_5f_Titre_20_d_27_exercices_20_livret_20_sans_20_titre" style:list-style-name="Num_5f_Exo">
      <style:paragraph-properties fo:margin-top="0.3cm" fo:margin-bottom="0.101cm" loext:contextual-spacing="false"/>
      <style:text-properties officeooo:paragraph-rsid="005bbf66"/>
    </style:style>
    <style:style style:name="P11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6" style:family="paragraph">
      <style:paragraph-properties fo:margin-left="0cm" fo:margin-right="0cm" fo:margin-top="0cm" fo:margin-bottom="0cm" fo:line-height="100%" fo:text-align="center" fo:text-indent="0cm"/>
    </style:style>
    <style:style style:name="P11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color="#b3b3b3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1" style:family="paragraph">
      <style:paragraph-properties fo:margin-top="0cm" fo:margin-bottom="0.199cm" fo:text-align="center" style:writing-mode="lr-tb"/>
    </style:style>
    <style:style style:name="P122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123" style:family="paragraph">
      <style:paragraph-properties fo:text-align="center"/>
    </style:style>
    <style:style style:name="P124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12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etter-spacing="-0.011cm" style:font-size-asian="12pt" style:font-size-complex="12pt"/>
    </style:style>
    <style:style style:name="T6" style:family="text">
      <style:text-properties fo:font-size="12pt" fo:letter-spacing="-0.011cm" style:font-name-asian="OpenSymbol3" style:font-size-asian="12pt" style:font-name-complex="OpenSymbol3" style:font-size-complex="12pt"/>
    </style:style>
    <style:style style:name="T7" style:family="text">
      <style:text-properties fo:text-transform="uppercase" style:text-outline="false" style:text-line-through-style="none" style:text-line-through-type="none" style:font-name="Bitstream Vera Sans2" fo:font-size="10pt" fo:letter-spacing="-0.004cm" fo:language="zxx" fo:country="none" fo:font-style="normal" fo:text-shadow="none" style:text-underline-style="none" officeooo:rsid="003083f7" fo:background-color="transparent" loext:char-shading-value="0" style:font-name-asian="OpenSymbol3" style:font-size-asian="10pt" style:language-asian="zxx" style:country-asian="none" style:font-style-asian="normal" style:font-weight-asian="bold" style:font-name-complex="OpenSymbol3" style:font-size-complex="10pt" style:font-style-complex="normal" style:font-weight-complex="bold" style:text-emphasize="none" style:text-scale="100%" style:font-relief="none"/>
    </style:style>
    <style:style style:name="T8" style:family="text">
      <style:text-properties fo:text-transform="uppercase" style:use-window-font-color="true" style:text-position="0% 100%" style:font-name="Bitstream Vera Sans2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9" style:family="text">
      <style:text-properties fo:text-transform="uppercase" style:use-window-font-color="true" style:text-position="0% 100%" style:font-name="Bitstream Vera Sans2" fo:font-size="10pt" fo:language="zxx" fo:country="none" fo:font-style="normal" fo:text-shadow="none" style:text-underline-style="none" fo:font-weight="normal" officeooo:rsid="003083f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0" style:family="text">
      <style:text-properties fo:text-transform="uppercase" style:use-window-font-color="true" style:text-position="0% 100%" style:font-name="Bitstream Vera Sans2" fo:font-size="10pt" fo:language="zxx" fo:country="none" fo:font-style="normal" fo:text-shadow="none" style:text-underline-style="none" fo:font-weight="normal" officeooo:rsid="001f1e6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1" style:family="text">
      <style:text-properties fo:text-transform="uppercase" style:use-window-font-color="true" style:text-position="0% 100%" style:font-name="Bitstream Vera Sans2" fo:font-size="10pt" fo:language="zxx" fo:country="none" fo:font-style="normal" fo:text-shadow="none" style:text-underline-style="none" fo:font-weight="normal" officeooo:rsid="0143b4ea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2" style:family="text">
      <style:text-properties fo:text-transform="uppercase" style:use-window-font-color="true" style:text-position="0% 100%" style:font-name="OpenSymbol2" fo:font-size="10pt" fo:language="zxx" fo:country="none" fo:font-style="normal" fo:text-shadow="none" style:text-underline-style="none" fo:font-weight="normal" fo:background-color="transparent" loext:char-shading-value="0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 style:font-relief="none"/>
    </style:style>
    <style:style style:name="T13" style:family="text">
      <style:text-properties fo:text-transform="uppercase" style:use-window-font-color="true" style:text-position="0% 100%" style:font-name="OpenSymbol2" fo:font-size="10pt" fo:language="zxx" fo:country="none" fo:font-style="normal" fo:text-shadow="none" style:text-underline-style="none" fo:font-weight="normal" officeooo:rsid="001f1e69" fo:background-color="transparent" loext:char-shading-value="0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 style:font-relief="none"/>
    </style:style>
    <style:style style:name="T14" style:family="text">
      <style:text-properties fo:text-transform="uppercase" style:use-window-font-color="true" style:text-position="0% 100%" fo:language="zxx" fo:country="none" fo:text-shadow="none" style:text-underline-style="none" fo:font-weight="normal" fo:background-color="transparent" loext:char-shading-value="0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15" style:family="text">
      <style:text-properties fo:text-transform="uppercase" style:use-window-font-color="true" style:text-position="0% 100%" fo:language="zxx" fo:country="none" fo:text-shadow="none" style:text-underline-style="none" fo:font-weight="normal" officeooo:rsid="003083f7" fo:background-color="transparent" loext:char-shading-value="0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16" style:family="text">
      <style:text-properties fo:text-transform="uppercase" style:use-window-font-color="true" style:text-position="0% 100%" fo:language="zxx" fo:country="none" fo:text-shadow="none" style:text-underline-style="none" fo:font-weight="normal" officeooo:rsid="001f1e69" fo:background-color="transparent" loext:char-shading-value="0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17" style:family="text">
      <style:text-properties fo:text-transform="uppercase" style:use-window-font-color="true" style:text-position="0% 100%" style:font-name="OpenSymbol3" fo:font-size="10pt" fo:language="zxx" fo:country="none" fo:font-style="normal" fo:text-shadow="none" style:text-underline-style="none" fo:font-weight="normal" officeooo:rsid="001f1e69" fo:background-color="transparent" loext:char-shading-value="0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font-relief="none"/>
    </style:style>
    <style:style style:name="T18" style:family="text">
      <style:text-properties fo:text-transform="uppercase" style:use-window-font-color="true" style:text-position="0% 100%" style:font-name="OpenSymbol3" fo:font-size="10pt" fo:language="zxx" fo:country="none" fo:font-style="normal" fo:text-shadow="none" style:text-underline-style="none" fo:font-weight="bold" officeooo:rsid="001f1e69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9" style:family="text">
      <style:text-properties fo:text-transform="uppercase" style:use-window-font-color="true" style:text-outline="false" style:text-line-through-style="none" style:text-line-through-type="none" style:text-position="0% 100%" style:font-name="Bitstream Vera Sans2" fo:font-size="10pt" fo:letter-spacing="-0.004cm" fo:language="zxx" fo:country="none" fo:font-style="normal" fo:text-shadow="none" style:text-underline-style="none" fo:font-weight="normal" officeooo:rsid="003083f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text-scale="100%" style:font-relief="none"/>
    </style:style>
    <style:style style:name="T20" style:family="text">
      <style:text-properties fo:text-transform="uppercase" style:use-window-font-color="true" style:text-line-through-style="none" style:text-line-through-type="none" style:text-position="0% 100%" style:font-name="Bitstream Vera Sans2" fo:font-size="10pt" fo:language="zxx" fo:country="none" fo:font-style="normal" fo:text-shadow="none" style:text-underline-style="none" fo:font-weight="normal" style:text-underline-mode="skip-white-space" style:text-overline-mode="skip-white-space" style:text-line-through-mode="skip-white-space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21" style:family="text">
      <style:text-properties fo:text-transform="uppercase" style:use-window-font-color="true" style:text-line-through-style="none" style:text-line-through-type="none" style:text-position="0% 100%" style:font-name="OpenSymbol2" fo:font-size="10pt" fo:language="zxx" fo:country="none" fo:font-style="normal" fo:text-shadow="none" style:text-underline-style="none" fo:font-weight="normal" style:text-underline-mode="skip-white-space" style:text-overline-mode="skip-white-space" style:text-line-through-mode="skip-white-space" fo:background-color="transparent" loext:char-shading-value="0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 style:font-relief="none"/>
    </style:style>
    <style:style style:name="T22" style:family="text">
      <style:text-properties fo:text-transform="uppercase" fo:color="#9d0f89" style:text-position="0% 100%" style:font-name="OpenSymbol2" fo:font-size="10pt" fo:language="zxx" fo:country="none" fo:font-style="normal" fo:text-shadow="none" style:text-underline-style="none" fo:font-weight="bold" officeooo:rsid="001f1e69" fo:background-color="transparent" loext:char-shading-value="0" style:font-name-asian="OpenSymbol2" style:font-size-asian="10pt" style:language-asian="zxx" style:country-asian="none" style:font-style-asian="normal" style:font-weight-asian="bold" style:font-name-complex="OpenSymbol2" style:font-size-complex="10pt" style:font-style-complex="normal" style:font-weight-complex="bold" style:font-relief="none"/>
    </style:style>
    <style:style style:name="T23" style:family="text">
      <style:text-properties fo:text-transform="uppercase" fo:color="#9d0f89" style:text-position="0% 100%" style:font-name="Bitstream Vera Sans2" fo:font-size="10pt" fo:language="zxx" fo:country="none" fo:font-style="normal" fo:text-shadow="none" style:text-underline-style="none" fo:font-weight="normal" officeooo:rsid="001f1e6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24" style:family="text">
      <style:text-properties fo:text-transform="uppercase" fo:color="#9d0f89" style:text-position="0% 100%" style:font-name="Bitstream Vera Sans2" fo:font-size="10pt" fo:language="zxx" fo:country="none" fo:font-style="normal" fo:text-shadow="none" style:text-underline-style="none" fo:font-weight="bol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25" style:family="text">
      <style:text-properties fo:text-transform="uppercase" fo:color="#9d0f89" style:text-position="0% 100%" style:font-name="Bitstream Vera Sans2" fo:font-size="10pt" fo:language="zxx" fo:country="none" fo:font-style="normal" fo:text-shadow="none" style:text-underline-style="none" fo:font-weight="bold" officeooo:rsid="001f1e69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26" style:family="text">
      <style:text-properties fo:text-transform="uppercase" fo:color="#9d0f89" style:text-position="0% 100%" style:font-name="Bitstream Vera Sans2" fo:font-size="10pt" fo:language="zxx" fo:country="none" fo:font-style="normal" fo:text-shadow="none" style:text-underline-style="none" fo:font-weight="bold" officeooo:rsid="001fda51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27" style:family="text">
      <style:text-properties fo:text-transform="uppercase" fo:color="#9d0f89" style:text-position="0% 100%" fo:language="zxx" fo:country="none" fo:text-shadow="none" style:text-underline-style="none" fo:font-weight="bold" officeooo:rsid="001f1e69" fo:background-color="transparent" loext:char-shading-value="0" style:font-size-asian="10pt" style:language-asian="zxx" style:country-asian="none" style:font-style-asian="normal" style:font-weight-asian="bold" style:font-size-complex="10pt" style:font-style-complex="normal" style:font-weight-complex="bold" style:font-relief="none"/>
    </style:style>
    <style:style style:name="T28" style:family="text">
      <style:text-properties fo:text-transform="uppercase" fo:color="#9d0f89" style:text-position="0% 100%" style:font-name="OpenSymbol3" fo:font-size="10pt" fo:language="zxx" fo:country="none" fo:font-style="normal" fo:text-shadow="none" style:text-underline-style="none" fo:font-weight="bold" officeooo:rsid="001f1e69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29" style:family="text">
      <style:text-properties fo:text-transform="uppercase" fo:color="#9933ff" style:text-position="0% 100%" style:font-name="Bitstream Vera Sans2" fo:font-size="10pt" fo:language="zxx" fo:country="none" fo:font-style="normal" fo:text-shadow="none" style:text-underline-style="none" fo:font-weight="normal" officeooo:rsid="001f1e6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30" style:family="text">
      <style:text-properties fo:text-transform="uppercase" fo:color="#d3802b" style:text-position="0% 100%" style:font-name="Bitstream Vera Sans2" fo:font-size="10pt" fo:language="zxx" fo:country="none" fo:font-style="normal" fo:text-shadow="none" style:text-underline-style="none" fo:font-weight="normal" officeooo:rsid="001f1e6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31" style:family="text">
      <style:text-properties fo:text-transform="uppercase" fo:color="#d3802b" style:text-position="0% 100%" style:font-name="Bitstream Vera Sans2" fo:font-size="10pt" fo:language="zxx" fo:country="none" fo:font-style="normal" fo:text-shadow="none" style:text-underline-style="none" fo:font-weight="bold" officeooo:rsid="001f1e69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32" style:family="text">
      <style:text-properties fo:text-transform="uppercase" fo:color="#d3802c" style:text-position="0% 100%" style:font-name="OpenSymbol3" fo:font-size="10pt" fo:language="zxx" fo:country="none" fo:font-style="normal" fo:text-shadow="none" style:text-underline-style="none" fo:font-weight="bold" officeooo:rsid="001f1e69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33" style:family="text">
      <style:text-properties fo:text-transform="uppercase" fo:color="#008000" style:text-position="0% 100%" style:font-name="Bitstream Vera Sans2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34" style:family="text">
      <style:text-properties fo:text-transform="uppercase" fo:color="#7fb241" style:text-position="0% 100%" style:font-name="Bitstream Vera Sans2" fo:font-size="10pt" fo:language="zxx" fo:country="none" fo:font-style="normal" fo:text-shadow="none" style:text-underline-style="none" fo:font-weight="bol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35" style:family="text">
      <style:text-properties fo:text-transform="uppercase" fo:color="#7fb241" style:text-position="0% 100%" style:font-name="Bitstream Vera Sans2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36" style:family="text">
      <style:text-properties fo:text-transform="uppercase" fo:color="#7fb241" style:text-position="0% 100%" style:font-name="OpenSymbol3" fo:font-size="10pt" fo:language="zxx" fo:country="none" fo:font-style="normal" fo:text-shadow="none" style:text-underline-style="none" fo:font-weight="bold" fo:background-color="transparent" loext:char-shading-value="0" style:font-name-asian="OpenSymbol3" style:font-size-asian="10pt" style:language-asian="zxx" style:country-asian="none" style:font-style-asian="normal" style:font-weight-asian="bold" style:font-name-complex="OpenSymbol3" style:font-size-complex="10pt" style:font-style-complex="normal" style:font-weight-complex="bold" style:font-relief="none"/>
    </style:style>
    <style:style style:name="T37" style:family="text">
      <style:text-properties fo:text-transform="uppercase" fo:color="#7fb241" style:text-line-through-style="none" style:text-line-through-type="none" style:text-position="0% 100%" style:font-name="Bitstream Vera Sans2" fo:font-size="10pt" fo:language="zxx" fo:country="none" fo:font-style="normal" fo:text-shadow="none" style:text-underline-style="none" fo:font-weight="bold" style:text-underline-mode="skip-white-space" style:text-overline-mode="skip-white-space" style:text-line-through-mode="skip-white-space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38" style:family="text">
      <style:text-properties fo:text-transform="uppercase" fo:color="#cc6699" style:text-position="0% 100%" style:font-name="Bitstream Vera Sans2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39" style:family="text">
      <style:text-properties fo:text-transform="uppercase" fo:color="#cc6699" style:text-position="0% 100%" style:font-name="Bitstream Vera Sans2" fo:font-size="10pt" fo:language="zxx" fo:country="none" fo:font-style="normal" fo:text-shadow="none" style:text-underline-style="none" fo:font-weight="bol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40" style:family="text">
      <style:text-properties fo:text-transform="uppercase" fo:color="#cc6699" style:text-position="0% 100%" style:font-name="OpenSymbol2" fo:font-size="10pt" fo:language="zxx" fo:country="none" fo:font-style="normal" fo:text-shadow="none" style:text-underline-style="none" fo:font-weight="bold" fo:background-color="transparent" loext:char-shading-value="0" style:font-name-asian="OpenSymbol2" style:font-size-asian="10pt" style:language-asian="zxx" style:country-asian="none" style:font-style-asian="normal" style:font-weight-asian="bold" style:font-name-complex="OpenSymbol2" style:font-size-complex="10pt" style:font-style-complex="normal" style:font-weight-complex="bold" style:font-relief="none"/>
    </style:style>
    <style:style style:name="T41" style:family="text">
      <style:text-properties fo:text-transform="uppercase" fo:color="#cc6699" style:text-position="0% 100%" style:font-name="OpenSymbol3" fo:font-size="10pt" fo:language="zxx" fo:country="none" fo:font-style="normal" fo:text-shadow="none" style:text-underline-style="none" fo:font-weight="bold" fo:background-color="transparent" loext:char-shading-value="0" style:font-name-asian="OpenSymbol3" style:font-size-asian="10pt" style:language-asian="zxx" style:country-asian="none" style:font-style-asian="normal" style:font-weight-asian="bold" style:font-name-complex="OpenSymbol3" style:font-size-complex="10pt" style:font-style-complex="normal" style:font-weight-complex="bold" style:font-relief="none"/>
    </style:style>
    <style:style style:name="T42" style:family="text">
      <style:text-properties fo:text-transform="uppercase" fo:color="#009bb5" style:text-position="0% 100%" style:font-name="Bitstream Vera Sans2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Bitstream Vera Sans2" fo:font-size="10pt" fo:letter-spacing="-0.004cm" fo:language="zxx" fo:country="none" fo:font-style="normal" fo:text-shadow="none" style:text-underline-style="none" officeooo:rsid="003083f7" fo:background-color="transparent" loext:char-shading-value="0" style:font-name-asian="OpenSymbol3" style:font-size-asian="10pt" style:language-asian="zxx" style:country-asian="none" style:font-style-asian="normal" style:font-weight-asian="bold" style:font-name-complex="OpenSymbol3" style:font-size-complex="10pt" style:font-style-complex="normal" style:font-weight-complex="bold" style:text-emphasize="none" style:text-scale="100%" style:font-relief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Bitstream Vera Sans2" fo:font-size="10pt" fo:letter-spacing="-0.004cm" fo:language="zxx" fo:country="none" fo:font-style="normal" fo:text-shadow="none" style:text-underline-style="none" officeooo:rsid="0040a4ab" fo:background-color="transparent" loext:char-shading-value="0" style:font-name-asian="OpenSymbol3" style:font-size-asian="10pt" style:language-asian="zxx" style:country-asian="none" style:font-style-asian="normal" style:font-weight-asian="bold" style:font-name-complex="OpenSymbol3" style:font-size-complex="10pt" style:font-style-complex="normal" style:font-weight-complex="bold" style:text-emphasize="none" style:text-scale="100%" style:font-relief="none"/>
    </style:style>
    <style:style style:name="T45" style:family="text">
      <style:text-properties fo:font-variant="normal" fo:text-transform="none" style:font-name="Bitstream Vera Sans2" fo:font-size="10pt" fo:letter-spacing="-0.004cm" fo:language="zxx" fo:country="none" fo:font-style="normal" style:text-underline-style="none" fo:background-color="transparent" loext:char-shading-value="0" style:font-name-asian="OpenSymbol3" style:font-size-asian="10pt" style:language-asian="zxx" style:country-asian="none" style:font-style-asian="normal" style:font-name-complex="OpenSymbol3" style:font-size-complex="10pt" style:font-style-complex="normal"/>
    </style:style>
    <style:style style:name="T46" style:family="text">
      <style:text-properties style:text-position="0% 100%" style:font-name-asian="OpenSymbol3" style:font-style-asian="normal" style:font-name-complex="OpenSymbol3" style:font-style-complex="normal"/>
    </style:style>
    <style:style style:name="T47" style:family="text">
      <style:text-properties fo:color="#000000"/>
    </style:style>
    <style:style style:name="T48" style:family="text">
      <style:text-properties fo:color="#000000" style:font-name="OpenSymbol3" fo:font-size="10pt" fo:font-style="normal" style:font-size-asian="10pt" style:font-style-asian="normal" style:font-size-complex="10pt" style:font-style-complex="normal"/>
    </style:style>
    <style:style style:name="T49" style:family="text">
      <style:text-properties fo:color="#000000" style:font-name="OpenSymbol3" fo:font-size="10pt" fo:letter-spacing="-0.011cm" fo:language="fr" fo:country="FR" fo:font-style="normal" fo:background-color="transparent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50" style:family="text">
      <style:text-properties fo:color="#000000" style:font-name="OpenSymbol3" fo:font-size="10pt" fo:letter-spacing="-0.011cm" fo:language="fr" fo:country="FR" fo:font-style="normal" officeooo:rsid="0046b90f" fo:background-color="transparent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51" style:family="text">
      <style:text-properties fo:color="#000000" style:font-name="OpenSymbol3" fo:font-size="10pt" fo:letter-spacing="-0.011cm" fo:language="fr" fo:country="FR" fo:font-style="normal" fo:background-color="transparent" loext:char-shading-value="0" style:font-name-asian="OpenSymbol3" style:font-style-asian="normal" style:font-name-complex="OpenSymbol3" style:font-size-complex="10pt" style:font-style-complex="normal"/>
    </style:style>
    <style:style style:name="T52" style:family="text">
      <style:text-properties fo:color="#000000" style:font-name="Bitstream Vera Sans2" fo:font-size="10pt" fo:font-style="normal" fo:font-weight="normal" officeooo:rsid="0044e8cc" fo:background-color="transparent" loext:char-shading-value="0" style:font-size-asian="12pt" style:font-style-asian="italic" style:font-size-complex="12pt" style:font-style-complex="italic"/>
    </style:style>
    <style:style style:name="T53" style:family="text">
      <style:text-properties fo:color="#000000" style:text-underline-style="none"/>
    </style:style>
    <style:style style:name="T54" style:family="text">
      <style:text-properties fo:color="#000000" style:font-name="Times New Roman4" fo:font-size="12pt" fo:font-style="italic" style:font-size-asian="11pt" style:font-style-asian="italic" style:font-size-complex="11pt" style:font-style-complex="italic"/>
    </style:style>
    <style:style style:name="T55" style:family="text">
      <style:text-properties fo:color="#000000" style:text-position="0% 100%" officeooo:rsid="006090c3" style:font-name-asian="OpenSymbol3" style:font-style-asian="normal" style:font-name-complex="OpenSymbol3" style:font-style-complex="normal"/>
    </style:style>
    <style:style style:name="T56" style:family="text">
      <style:text-properties style:font-name="Bitstream Vera Sans2" fo:font-size="10pt" officeooo:rsid="002b5d53" style:font-size-asian="10pt" style:font-size-complex="10pt"/>
    </style:style>
    <style:style style:name="T57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58" style:family="text">
      <style:text-properties style:font-name="Bitstream Vera Sans2" fo:font-size="10pt" fo:font-style="normal" style:font-name-asian="Wingdings1" style:font-size-asian="10pt" style:font-style-asian="normal" style:font-name-complex="Wingdings1" style:font-size-complex="10pt" style:font-style-complex="normal"/>
    </style:style>
    <style:style style:name="T59" style:family="text">
      <style:text-properties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font-name="Bitstream Vera Sans2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61" style:family="text">
      <style:text-properties style:font-name="Bitstream Vera Sans2" fo:font-size="10pt" style:text-underline-style="none" fo:font-weight="normal" officeooo:rsid="002b5d53" style:font-size-asian="10pt" style:font-weight-asian="normal" style:font-size-complex="10pt" style:font-weight-complex="normal"/>
    </style:style>
    <style:style style:name="T62" style:family="text">
      <style:text-properties style:font-name="Bitstream Vera Sans2" fo:font-size="10pt" style:text-underline-style="none" fo:font-weight="normal" officeooo:rsid="001f1e69" style:font-size-asian="10pt" style:font-weight-asian="normal" style:font-size-complex="10pt" style:font-weight-complex="normal"/>
    </style:style>
    <style:style style:name="T63" style:family="text">
      <style:text-properties style:font-name="Bitstream Vera Sans2" fo:font-size="10pt" fo:language="zxx" fo:country="none" fo:font-style="normal" style:font-size-asian="10pt" style:language-asian="zxx" style:country-asian="none" style:font-style-asian="normal" style:font-size-complex="10pt" style:font-style-complex="normal"/>
    </style:style>
    <style:style style:name="T64" style:family="text">
      <style:text-properties style:font-name="Bitstream Vera Sans2" fo:font-size="10pt" fo:letter-spacing="-0.011cm" style:font-size-asian="10pt" style:font-size-complex="10pt"/>
    </style:style>
    <style:style style:name="T65" style:family="text">
      <style:text-properties style:font-name="Bitstream Vera Sans2" fo:font-size="10pt" fo:letter-spacing="-0.011cm" style:font-size-complex="10pt"/>
    </style:style>
    <style:style style:name="T66" style:family="text">
      <style:text-properties style:font-name="Bitstream Vera Sans2" fo:font-size="10pt" fo:letter-spacing="-0.011cm" style:font-name-asian="OpenSymbol3" style:font-size-asian="10pt" style:font-name-complex="OpenSymbol3" style:font-size-complex="10pt"/>
    </style:style>
    <style:style style:name="T67" style:family="text">
      <style:text-properties style:font-name="Bitstream Vera Sans2" fo:font-size="10pt" fo:letter-spacing="-0.011cm" style:font-style-asian="normal" style:font-size-complex="10pt" style:font-style-complex="normal"/>
    </style:style>
    <style:style style:name="T68" style:family="text">
      <style:text-properties style:font-name="Bitstream Vera Sans2" fo:font-size="10pt" fo:letter-spacing="-0.011cm" fo:font-style="normal" style:font-name-asian="OpenSymbol3" style:font-size-asian="10pt" style:font-style-asian="normal" style:font-name-complex="OpenSymbol3" style:font-size-complex="10pt" style:font-style-complex="normal"/>
    </style:style>
    <style:style style:name="T69" style:family="text">
      <style:text-properties style:font-name="Bitstream Vera Sans2" fo:font-size="10pt" fo:letter-spacing="-0.011cm" fo:font-style="normal" officeooo:rsid="0046b90f" style:font-name-asian="OpenSymbol3" style:font-size-asian="10pt" style:font-style-asian="normal" style:font-name-complex="OpenSymbol3" style:font-size-complex="10pt" style:font-style-complex="normal"/>
    </style:style>
    <style:style style:name="T70" style:family="text">
      <style:text-properties style:font-name="Bitstream Vera Sans2" fo:font-size="10pt" fo:letter-spacing="-0.011cm" fo:font-style="normal" style:font-size-asian="10pt" style:font-style-asian="normal" style:font-size-complex="10pt" style:font-style-complex="normal"/>
    </style:style>
    <style:style style:name="T71" style:family="text">
      <style:text-properties style:font-name="Bitstream Vera Sans2" fo:font-size="10pt" fo:letter-spacing="-0.011cm" fo:font-style="italic" style:font-size-asian="10pt" style:font-size-complex="10pt"/>
    </style:style>
    <style:style style:name="T72" style:family="text">
      <style:text-properties style:font-name="Bitstream Vera Sans2" fo:font-style="normal" style:font-name-asian="OpenSymbol3" style:font-style-asian="normal" style:font-name-complex="OpenSymbol3" style:font-style-complex="normal"/>
    </style:style>
    <style:style style:name="T73" style:family="text">
      <style:text-properties style:font-name="Bitstream Vera Sans2" fo:font-style="normal" style:font-style-asian="normal" style:font-style-complex="normal"/>
    </style:style>
    <style:style style:name="T74" style:family="text">
      <style:text-properties style:font-name="Bitstream Vera Sans2" fo:font-style="normal" style:font-size-asian="10pt" style:font-style-asian="normal" style:font-size-complex="10pt" style:font-style-complex="normal"/>
    </style:style>
    <style:style style:name="T75" style:family="text">
      <style:text-properties style:font-name="Bitstream Vera Sans2" fo:font-size="9pt" fo:font-style="normal" style:font-name-asian="OpenSymbol3" style:font-style-asian="normal" style:font-name-complex="OpenSymbol3" style:font-style-complex="normal"/>
    </style:style>
    <style:style style:name="T76" style:family="text">
      <style:text-properties style:font-name="OpenSymbol1"/>
    </style:style>
    <style:style style:name="T77" style:family="text">
      <style:text-properties style:font-name="OpenSymbol1" fo:font-style="normal" style:font-name-asian="OpenSymbol3" style:font-style-asian="normal" style:font-name-complex="OpenSymbol3" style:font-style-complex="normal"/>
    </style:style>
    <style:style style:name="T78" style:family="text">
      <style:text-properties style:font-name="OpenSymbol1" fo:font-size="9pt" fo:font-style="normal" style:font-name-asian="OpenSymbol3" style:font-style-asian="normal" style:font-name-complex="OpenSymbol3" style:font-style-complex="normal"/>
    </style:style>
    <style:style style:name="T79" style:family="text">
      <style:text-properties style:font-name="OpenSymbol1" style:font-size-asian="10pt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style:font-name="OpenSymbol3"/>
    </style:style>
    <style:style style:name="T82" style:family="text">
      <style:text-properties style:font-name="OpenSymbol3" fo:font-size="10pt" fo:font-style="normal" style:font-size-asian="10pt" style:font-style-asian="normal" style:font-size-complex="10pt" style:font-style-complex="normal"/>
    </style:style>
    <style:style style:name="T83" style:family="text">
      <style:text-properties style:font-name="OpenSymbol3" fo:font-size="10pt" fo:font-style="normal" style:font-name-asian="OpenSymbol3" style:font-size-asian="10pt" style:font-style-asian="normal" style:font-name-complex="OpenSymbol3" style:font-size-complex="10pt" style:font-style-complex="normal"/>
    </style:style>
    <style:style style:name="T84" style:family="text">
      <style:text-properties style:font-name="OpenSymbol3" fo:font-size="10pt" fo:font-style="normal" style:font-name-asian="OpenSymbol3" style:font-style-asian="normal" style:font-name-complex="OpenSymbol3" style:font-style-complex="normal"/>
    </style:style>
    <style:style style:name="T85" style:family="text">
      <style:text-properties style:font-name="OpenSymbol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font-name="OpenSymbol3" fo:font-size="10pt" fo:letter-spacing="-0.011cm" fo:font-style="normal" style:font-name-asian="OpenSymbol3" style:font-size-asian="10pt" style:font-style-asian="normal" style:font-name-complex="OpenSymbol3" style:font-size-complex="10pt" style:font-style-complex="normal"/>
    </style:style>
    <style:style style:name="T87" style:family="text">
      <style:text-properties style:font-name="OpenSymbol3" fo:font-size="10pt" fo:letter-spacing="-0.011cm" fo:font-style="normal" officeooo:rsid="0046b90f" style:font-name-asian="OpenSymbol3" style:font-size-asian="10pt" style:font-style-asian="normal" style:font-name-complex="OpenSymbol3" style:font-size-complex="10pt" style:font-style-complex="normal"/>
    </style:style>
    <style:style style:name="T88" style:family="text">
      <style:text-properties style:font-name="OpenSymbol3" fo:font-size="10pt" fo:letter-spacing="-0.011cm" fo:font-style="normal" style:font-name-asian="OpenSymbol3" style:font-style-asian="normal" style:font-name-complex="OpenSymbol3" style:font-size-complex="10pt" style:font-style-complex="normal"/>
    </style:style>
    <style:style style:name="T89" style:family="text">
      <style:text-properties style:font-name="OpenSymbol3" fo:font-size="10pt" fo:letter-spacing="-0.011cm" style:font-size-asian="10pt" style:font-size-complex="10pt"/>
    </style:style>
    <style:style style:name="T90" style:family="text">
      <style:text-properties style:font-name="OpenSymbol3" fo:font-size="10pt" fo:letter-spacing="-0.011cm" style:font-size-complex="10pt"/>
    </style:style>
    <style:style style:name="T91" style:family="text">
      <style:text-properties style:font-name="OpenSymbol3" fo:font-style="normal" style:font-name-asian="OpenSymbol3" style:font-style-asian="normal" style:font-name-complex="OpenSymbol3" style:font-style-complex="normal"/>
    </style:style>
    <style:style style:name="T92" style:family="text">
      <style:text-properties style:font-name="OpenSymbol3" fo:font-style="normal" officeooo:rsid="004987de" style:font-name-asian="OpenSymbol3" style:font-style-asian="normal" style:font-name-complex="OpenSymbol3" style:font-style-complex="normal"/>
    </style:style>
    <style:style style:name="T93" style:family="text">
      <style:text-properties style:font-name="OpenSymbol3" fo:font-style="normal" style:font-name-asian="OpenSymbol3" style:font-size-asian="10pt" style:font-style-asian="normal" style:font-name-complex="OpenSymbol3" style:font-size-complex="10pt" style:font-style-complex="normal"/>
    </style:style>
    <style:style style:name="T94" style:family="text">
      <style:text-properties style:font-name="OpenSymbol3" fo:font-style="normal" style:font-style-asian="normal" style:font-style-complex="normal"/>
    </style:style>
    <style:style style:name="T95" style:family="text">
      <style:text-properties style:font-name="OpenSymbol3" style:font-size-asian="10pt"/>
    </style:style>
    <style:style style:name="T96" style:family="text">
      <style:text-properties style:font-name="OpenSymbol3" style:font-size-asian="10pt" style:font-style-asian="normal" style:font-size-complex="10pt" style:font-style-complex="normal"/>
    </style:style>
    <style:style style:name="T97" style:family="text">
      <style:text-properties style:font-name="OpenSymbol3" style:font-name-asian="OpenSymbol3" style:font-style-asian="normal" style:font-name-complex="OpenSymbol3" style:font-style-complex="normal"/>
    </style:style>
    <style:style style:name="T98" style:family="text">
      <style:text-properties style:font-name="OpenSymbol3" fo:font-size="12pt" fo:font-style="normal" style:font-name-asian="OpenSymbol3" style:font-size-asian="12pt" style:font-style-asian="normal" style:font-name-complex="OpenSymbol3" style:font-size-complex="12pt" style:font-style-complex="normal"/>
    </style:style>
    <style:style style:name="T9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00" style:family="text">
      <style:text-properties style:font-name="Times New Roman" fo:font-size="12pt" fo:font-style="italic" officeooo:rsid="004987de" style:font-size-asian="12pt" style:font-style-asian="italic" style:font-size-complex="12pt" style:font-style-complex="italic"/>
    </style:style>
    <style:style style:name="T101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102" style:family="text">
      <style:text-properties fo:font-style="normal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fo:font-style="normal" style:font-name-asian="OpenSymbol3" style:font-style-asian="normal" style:font-name-complex="OpenSymbol3" style:font-style-complex="normal"/>
    </style:style>
    <style:style style:name="T105" style:family="text">
      <style:text-properties fo:font-style="normal" style:font-size-asian="10pt" style:font-style-asian="normal" style:font-size-complex="10pt" style:font-style-complex="normal"/>
    </style:style>
    <style:style style:name="T106" style:family="text">
      <style:text-properties fo:font-size="10pt" fo:letter-spacing="-0.011cm" style:font-size-asian="10pt" style:font-style-asian="normal" style:font-size-complex="10pt" style:font-style-complex="normal"/>
    </style:style>
    <style:style style:name="T107" style:family="text">
      <style:text-properties fo:font-size="10pt" fo:letter-spacing="-0.011cm" style:font-size-asian="10pt" style:font-size-complex="10pt"/>
    </style:style>
    <style:style style:name="T108" style:family="text">
      <style:text-properties fo:font-size="10pt" fo:letter-spacing="-0.011cm" style:font-style-asian="normal" style:font-size-complex="10pt" style:font-style-complex="normal"/>
    </style:style>
    <style:style style:name="T109" style:family="text">
      <style:text-properties fo:font-size="10pt" fo:letter-spacing="-0.011cm" style:font-size-complex="10pt"/>
    </style:style>
    <style:style style:name="T110" style:family="text">
      <style:text-properties fo:font-size="10pt" fo:letter-spacing="-0.011cm" officeooo:rsid="0046b90f" style:font-name-asian="OpenSymbol3" style:font-style-asian="normal" style:font-name-complex="OpenSymbol3" style:font-size-complex="10pt" style:font-style-complex="normal"/>
    </style:style>
    <style:style style:name="T111" style:family="text">
      <style:text-properties fo:font-size="10pt" fo:letter-spacing="-0.011cm" fo:font-style="normal" style:font-size-asian="10pt" style:font-style-asian="normal" style:font-size-complex="10pt" style:font-style-complex="normal"/>
    </style:style>
    <style:style style:name="T112" style:family="text">
      <style:text-properties fo:text-transform="lowercase" style:use-window-font-color="true" style:text-position="0% 100%" style:font-name="OpenSymbol3" fo:font-size="10pt" fo:language="zxx" fo:country="none" fo:font-style="normal" fo:text-shadow="none" style:text-underline-style="none" fo:font-weight="normal" officeooo:rsid="01348b2d" fo:background-color="transparent" loext:char-shading-value="0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font-relief="none"/>
    </style:style>
    <style:style style:name="T113" style:family="text">
      <style:text-properties fo:text-transform="lowercase" style:use-window-font-color="true" style:text-outline="false" style:text-line-through-style="none" style:text-line-through-type="none" style:text-position="0% 100%" style:font-name="Bitstream Vera Sans2" fo:font-size="10pt" fo:letter-spacing="-0.004cm" fo:language="zxx" fo:country="none" fo:font-style="normal" fo:text-shadow="none" style:text-underline-style="none" fo:font-weight="normal" officeooo:rsid="001fda51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text-scale="100%" style:font-relief="none"/>
    </style:style>
    <style:style style:name="T114" style:family="text">
      <style:text-properties fo:text-transform="lowercase" fo:color="#000000" style:text-position="0% 100%" style:font-name="Times New Roman" fo:font-size="12pt" fo:language="zxx" fo:country="none" fo:font-style="italic" fo:text-shadow="none" style:text-underline-style="none" fo:font-weight="normal" fo:background-color="transparent" loext:char-shading-value="0" style:font-name-asian="Times New Roman" style:font-size-asian="12pt" style:language-asian="zxx" style:country-asian="none" style:font-style-asian="italic" style:font-weight-asian="normal" style:font-name-complex="Times New Roman" style:font-size-complex="12pt" style:font-style-complex="italic" style:font-weight-complex="normal" style:font-relief="none"/>
    </style:style>
    <style:style style:name="T115" style:family="text">
      <style:text-properties fo:text-transform="lowercase" fo:color="#000000" style:text-position="0% 100%" style:font-name="Times New Roman" fo:font-size="12pt" fo:language="zxx" fo:country="none" fo:font-style="italic" fo:text-shadow="none" style:text-underline-style="none" fo:font-weight="normal" officeooo:rsid="003083f7" fo:background-color="transparent" loext:char-shading-value="0" style:font-name-asian="Times New Roman" style:font-size-asian="12pt" style:language-asian="zxx" style:country-asian="none" style:font-style-asian="italic" style:font-weight-asian="normal" style:font-name-complex="Times New Roman" style:font-size-complex="12pt" style:font-style-complex="italic" style:font-weight-complex="normal" style:font-relief="none"/>
    </style:style>
    <style:style style:name="T116" style:family="text">
      <style:text-properties fo:text-transform="lowercase" fo:color="#000000" style:text-position="0% 100%" style:font-name="Times New Roman" fo:font-size="12pt" fo:language="zxx" fo:country="none" fo:font-style="italic" fo:text-shadow="none" style:text-underline-style="none" fo:font-weight="normal" officeooo:rsid="001f1e69" fo:background-color="transparent" loext:char-shading-value="0" style:font-name-asian="Times New Roman" style:font-size-asian="12pt" style:language-asian="zxx" style:country-asian="none" style:font-style-asian="italic" style:font-weight-asian="normal" style:font-name-complex="Times New Roman" style:font-size-complex="12pt" style:font-style-complex="italic" style:font-weight-complex="normal" style:font-relief="none"/>
    </style:style>
    <style:style style:name="T117" style:family="text">
      <style:text-properties fo:text-transform="lowercase" fo:color="#000000" style:text-position="0% 100%" style:font-name="Times New Roman" fo:font-size="12pt" fo:language="zxx" fo:country="none" fo:font-style="italic" fo:text-shadow="none" style:text-underline-style="none" fo:font-weight="normal" officeooo:rsid="0143b4ea" fo:background-color="transparent" loext:char-shading-value="0" style:font-name-asian="Times New Roman" style:font-size-asian="12pt" style:language-asian="zxx" style:country-asian="none" style:font-style-asian="italic" style:font-weight-asian="normal" style:font-name-complex="Times New Roman" style:font-size-complex="12pt" style:font-style-complex="italic" style:font-weight-complex="normal" style:font-relief="none"/>
    </style:style>
    <style:style style:name="T118" style:family="text">
      <style:text-properties fo:text-transform="lowercase" fo:color="#000000" style:text-position="0% 100%" style:font-name="Times New Roman" fo:font-size="10pt" fo:language="zxx" fo:country="none" fo:font-style="italic" fo:text-shadow="none" style:text-underline-style="none" fo:font-weight="normal" officeooo:rsid="003083f7" fo:background-color="transparent" loext:char-shading-value="0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119" style:family="text">
      <style:text-properties fo:text-transform="lowercase" fo:color="#000000" style:text-position="0% 100%" style:font-name="OpenSymbol2" fo:font-size="10pt" fo:language="zxx" fo:country="none" fo:font-style="normal" fo:text-shadow="none" style:text-underline-style="none" fo:font-weight="normal" officeooo:rsid="003083f7" fo:background-color="transparent" loext:char-shading-value="0" style:font-name-asian="OpenSymbol2" style:font-size-asian="10pt" style:language-asian="zxx" style:country-asian="none" style:font-style-asian="italic" style:font-weight-asian="normal" style:font-name-complex="OpenSymbol2" style:font-size-complex="10pt" style:font-style-complex="italic" style:font-weight-complex="normal" style:font-relief="none"/>
    </style:style>
    <style:style style:name="T120" style:family="text">
      <style:text-properties fo:text-transform="lowercase" fo:color="#000000" style:text-position="0% 100%" fo:language="zxx" fo:country="none" fo:text-shadow="none" style:text-underline-style="none" fo:font-weight="normal" fo:background-color="transparent" loext:char-shading-value="0" style:font-size-asian="12pt" style:language-asian="zxx" style:country-asian="none" style:font-style-asian="italic" style:font-weight-asian="normal" style:font-size-complex="12pt" style:font-style-complex="italic" style:font-weight-complex="normal" style:font-relief="none"/>
    </style:style>
    <style:style style:name="T121" style:family="text">
      <style:text-properties fo:text-transform="lowercase" style:text-position="0% 100%" fo:font-size="10pt" fo:language="zxx" fo:country="none" fo:text-shadow="none" style:text-underline-style="none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0pt" style:font-weight-complex="normal" style:font-relief="none"/>
    </style:style>
    <style:style style:name="T122" style:family="text">
      <style:text-properties fo:text-transform="lowercase" style:text-position="0% 100%" style:font-name="OpenSymbol2" fo:font-size="10pt" fo:language="zxx" fo:country="none" fo:font-style="normal" fo:text-shadow="none" style:text-underline-style="none" fo:background-color="transparent" loext:char-shading-value="0" style:font-name-asian="OpenSymbol2" style:font-size-asian="10pt" style:language-asian="zxx" style:country-asian="none" style:font-weight-asian="normal" style:font-name-complex="OpenSymbol2" style:font-size-complex="10pt" style:font-weight-complex="normal" style:font-relief="none"/>
    </style:style>
    <style:style style:name="T123" style:family="text">
      <style:text-properties fo:text-transform="lowercase" fo:color="#7fb241" style:text-position="0% 100%" fo:font-size="12pt" fo:language="zxx" fo:country="none" fo:text-shadow="none" style:text-underline-style="none" fo:font-weight="bol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font-weight-complex="bold" style:font-relief="none"/>
    </style:style>
    <style:style style:name="T124" style:family="text">
      <style:text-properties fo:text-transform="lowercase" fo:color="#7fb241" style:text-line-through-style="none" style:text-line-through-type="none" style:text-position="0% 100%" fo:font-size="12pt" fo:language="zxx" fo:country="none" fo:text-shadow="none" style:text-underline-style="none" fo:font-weight="bold" style:text-underline-mode="skip-white-space" style:text-overline-mode="skip-white-space" style:text-line-through-mode="skip-white-space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font-weight-complex="bold" style:font-relief="none"/>
    </style:style>
    <style:style style:name="T125" style:family="text">
      <style:text-properties fo:text-transform="lowercase" fo:color="#008000" style:text-position="0% 100%" style:font-name="Bitstream Vera Sans2" fo:font-size="10pt" fo:language="zxx" fo:country="none" fo:text-shadow="none" style:text-underline-style="none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0pt" style:font-weight-complex="normal" style:font-relief="none"/>
    </style:style>
    <style:style style:name="T126" style:family="text">
      <style:text-properties fo:text-transform="lowercase" fo:color="#008000" style:text-position="0% 100%" style:font-name="Bitstream Vera Sans2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27" style:family="text">
      <style:text-properties fo:text-transform="lowercase" fo:color="#008000" style:text-line-through-style="none" style:text-line-through-type="none" style:text-position="0% 100%" fo:font-size="10pt" fo:language="zxx" fo:country="none" fo:text-shadow="none" style:text-underline-style="none" style:text-underline-mode="skip-white-space" style:text-overline-mode="skip-white-space" style:text-line-through-mode="skip-white-space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0pt" style:font-weight-complex="normal" style:font-relief="none"/>
    </style:style>
    <style:style style:name="T128" style:family="text">
      <style:text-properties fo:text-transform="lowercase" fo:color="#75ab24" style:text-position="0% 100%" fo:font-size="10pt" fo:language="zxx" fo:country="none" fo:text-shadow="none" style:text-underline-style="none" fo:font-weight="bold" fo:background-color="transparent" loext:char-shading-value="0" style:font-name-asian="Times New Roman" style:font-size-asian="10pt" style:language-asian="zxx" style:country-asian="none" style:font-weight-asian="bold" style:font-name-complex="Times New Roman" style:font-size-complex="10pt" style:font-weight-complex="bold" style:font-relief="none"/>
    </style:style>
    <style:style style:name="T129" style:family="text">
      <style:text-properties style:font-size-complex="10pt"/>
    </style:style>
    <style:style style:name="T130" style:family="text">
      <style:text-properties officeooo:rsid="0044e8cc"/>
    </style:style>
    <style:style style:name="T131" style:family="text">
      <style:text-properties style:font-style-asian="normal" style:font-style-complex="normal"/>
    </style:style>
    <style:style style:name="T132" style:family="text">
      <style:text-properties style:font-name-asian="OpenSymbol3" style:font-style-asian="normal" style:font-name-complex="OpenSymbol3" style:font-style-complex="normal"/>
    </style:style>
    <style:style style:name="T133" style:family="text">
      <style:text-properties fo:font-size="9pt" fo:font-style="normal" style:font-style-asian="normal" style:font-style-complex="normal"/>
    </style:style>
    <style:style style:name="T134" style:family="text">
      <style:text-properties fo:font-size="9pt" fo:letter-spacing="-0.011cm" style:font-size-asian="9pt" style:font-size-complex="9pt"/>
    </style:style>
    <style:style style:name="T135" style:family="text">
      <style:text-properties style:font-size-asian="10pt"/>
    </style:style>
    <style:style style:name="T136" style:family="text">
      <style:text-properties style:font-size-asian="10pt" style:font-style-asian="normal" style:font-style-complex="normal"/>
    </style:style>
    <style:style style:name="T137" style:family="text">
      <style:text-properties style:font-size-asian="10pt" style:font-style-asian="normal" style:font-size-complex="10pt" style:font-style-complex="normal"/>
    </style:style>
    <style:style style:name="T138" style:family="text">
      <style:text-properties style:font-size-asian="10pt" style:font-size-complex="10pt"/>
    </style:style>
    <style:style style:name="T139" style:family="text">
      <style:text-properties style:font-name="Bitstream Vera Sans1" fo:font-size="10pt"/>
    </style:style>
    <style:style style:name="T140" style:family="text">
      <style:text-properties style:font-name="Bitstream Vera Sans1" fo:font-size="10pt" fo:font-style="normal"/>
    </style:style>
    <style:style style:name="T141" style:family="text">
      <style:text-properties style:font-name="Bitstream Vera Sans1" fo:font-size="10pt" style:font-size-asian="10pt" style:font-size-complex="10pt"/>
    </style:style>
    <style:style style:name="T142" style:family="text">
      <style:text-properties style:font-name="Times New Roman4" fo:font-size="12pt" fo:font-style="italic" style:font-size-asian="11pt" style:font-style-asian="italic" style:font-size-complex="11pt" style:font-style-complex="italic"/>
    </style:style>
    <style:style style:name="T143" style:family="text">
      <style:text-properties style:font-name="Times New Roman4" fo:font-size="12pt" fo:font-style="italic" style:font-name-asian="OpenSymbol3" style:font-size-asian="11pt" style:font-style-asian="italic" style:font-name-complex="OpenSymbol3" style:font-size-complex="11pt" style:font-style-complex="italic"/>
    </style:style>
    <style:style style:name="T144" style:family="text">
      <style:text-properties style:font-name="OpenSymbol2" fo:font-style="normal" style:font-name-asian="OpenSymbol2" style:font-name-complex="OpenSymbol2"/>
    </style:style>
    <style:style style:name="T145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146" style:family="text">
      <style:text-properties style:font-name="OpenSymbol2" style:font-name-asian="OpenSymbol2" style:font-name-complex="OpenSymbol2"/>
    </style:style>
    <style:style style:name="T147" style:family="text">
      <style:text-properties style:font-name="OpenSymbol2" fo:font-size="10pt" fo:font-style="normal" style:font-name-asian="OpenSymbol2" style:font-name-complex="OpenSymbol2"/>
    </style:style>
    <style:style style:name="T148" style:family="text">
      <style:text-properties fo:color="#b2b2b2" style:font-name="Wingdings" fo:font-size="13pt" fo:font-style="normal" style:font-name-asian="Wingdings1" style:font-size-asian="13pt" style:font-style-asian="normal" style:font-name-complex="Wingdings1" style:font-size-complex="11pt" style:font-style-complex="normal"/>
    </style:style>
    <style:style style:name="T149" style:family="text">
      <style:text-properties fo:font-size="3.5pt" style:font-size-asian="3.5pt" style:font-size-complex="3.5pt"/>
    </style:style>
    <style:style style:name="T150" style:family="text">
      <style:text-properties officeooo:rsid="004987de"/>
    </style:style>
    <style:style style:name="T151" style:family="text">
      <style:text-properties style:text-underline-style="none" fo:font-weight="bold" style:font-weight-asian="bold" style:font-weight-complex="bold"/>
    </style:style>
    <style:style style:name="T152" style:family="text">
      <style:text-properties officeooo:rsid="006090c3"/>
    </style:style>
    <style:style style:name="T153" style:family="text">
      <style:text-properties fo:letter-spacing="-0.011cm"/>
    </style:style>
    <style:style style:name="T154" style:family="text">
      <style:text-properties fo:letter-spacing="-0.011cm" style:font-size-complex="12pt"/>
    </style:style>
    <style:style style:name="T155" style:family="text">
      <style:text-properties fo:letter-spacing="-0.011cm" fo:font-style="normal" style:font-name-asian="OpenSymbol3" style:font-style-asian="normal" style:font-name-complex="OpenSymbol3" style:font-size-complex="10pt" style:font-style-complex="normal"/>
    </style:style>
    <style:style style:name="T156" style:family="text">
      <style:text-properties fo:letter-spacing="-0.011cm" fo:font-style="normal" style:font-style-asian="normal" style:font-size-complex="10pt" style:font-style-complex="normal"/>
    </style:style>
    <style:style style:name="T157" style:family="text">
      <style:text-properties style:use-window-font-color="true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58" style:family="text">
      <style:text-properties fo:color="#b3b3b3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59" style:family="text">
      <style:text-properties style:use-window-font-color="true" style:text-outline="false" style:text-line-through-style="none" style:text-line-through-type="none" style:font-name="OpenSymbol3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60" style:family="text">
      <style:text-properties style:use-window-font-color="true" style:text-outline="false" style:text-line-through-style="none" style:text-line-through-type="none" style:font-name="StarSymbol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StarSymbol" style:font-size-complex="10pt" style:font-style-complex="normal" style:font-weight-complex="normal" style:text-emphasize="none" style:font-relief="none"/>
    </style:style>
    <style:style style:name="T161" style:family="tex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62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63" style:family="text">
      <style:text-properties style:use-window-font-color="true" style:text-outline="false" style:text-line-through-style="none" style:text-line-through-type="none" style:font-name="OpenSymbol3" fo:font-size="10pt" fo:font-style="normal" fo:text-shadow="none" style:text-underline-style="none" fo:font-weight="normal" style:font-name-asian="Arial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64" style:family="text">
      <style:text-properties style:use-window-font-color="true" style:text-outline="false" style:text-line-through-style="none" style:text-line-through-type="none" style:font-name="OpenSymbol3" fo:font-size="10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/>
    </style:style>
    <style:style style:name="T165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166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175*" fo:start-indent="0cm" fo:end-indent="0cm"/>
          <style:column style:rel-width="1640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3177*" fo:start-indent="0cm" fo:end-indent="0cm"/>
          <style:column style:rel-width="163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>
          <style:column-sep style:width="0.021cm" style:color="#b2b2b2" style:height="100%" style:style="solid"/>
          <style:column style:rel-width="1899*" fo:start-indent="0cm" fo:end-indent="0.15cm"/>
          <style:column style:rel-width="1871*" fo:start-indent="0.15cm" fo:end-indent="0.15cm"/>
          <style:column style:rel-width="1418*" fo:start-indent="0.15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2410*" fo:start-indent="0cm" fo:end-indent="0.249cm"/>
          <style:column style:rel-width="2693*" fo:start-indent="0.249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229cm" draw:marker-start-center="false" draw:marker-end="Arrow_20_concave" draw:marker-end-width="0.18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draw:g text:anchor-type="paragraph" draw:z-index="18" draw:name="Forme5" draw:style-name="gr5"><draw:custom-shape draw:style-name="gr6" draw:text-style-name="P122" svg:width="3.964cm" svg:height="0.641cm" draw:transform="skewX (0.00279252680319092) rotate (0.0872664625997165) translate (-0.370416666666667cm -0.0934861111111111cm)"><text:p text:style-name="P121"><text:span text:style-name="T16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20"><draw:text-box fo:min-height="2.743cm"><text:section text:style-name="Sect1" text:name="Section8"><text:p text:style-name="P26"/><text:p text:style-name="P33"><text:span text:style-name="T56">R</text:span><text:span text:style-name="T61">ésous l</text:span><text:span text:style-name="T62">es </text:span><text:span text:style-name="T61">équation</text:span><text:span text:style-name="T62">s suivantes.</text:span><text:span text:style-name="T61"> </text:span></text:p><text:list xml:id="list3190294784" text:style-name="List_20_1"><text:list-item><text:p text:style-name="P69"><text:span text:style-name="T8">3</text:span><text:span text:style-name="_5f_variables"><text:span text:style-name="T114">x</text:span></text:span><text:span text:style-name="T8"> </text:span><text:span text:style-name="T12"></text:span><text:span text:style-name="T8"> 8 </text:span><text:span text:style-name="_5f_signe"><text:span text:style-name="T14"></text:span></text:span><text:span text:style-name="T8"> 9</text:span></text:p></text:list-item><text:list-item><text:p text:style-name="P70"><text:span text:style-name="_5f_Niveau_5f_rouge"><text:span text:style-name="T9">7</text:span></text:span><text:span text:style-name="_5f_variables"><text:span text:style-name="T115">x</text:span></text:span><text:span text:style-name="_5f_variables"><text:span text:style-name="T118"> </text:span></text:span><text:span text:style-name="_5f_variables"><text:span text:style-name="T119"></text:span></text:span><text:span text:style-name="_5f_Niveau_5f_rouge"><text:span text:style-name="T9"> 2 </text:span></text:span><text:span text:style-name="_5f_signe"><text:span text:style-name="T15"></text:span></text:span><text:span text:style-name="_5f_Niveau_5f_rouge"><text:span text:style-name="T9"> 4</text:span></text:span><text:span text:style-name="_5f_variables"><text:span text:style-name="T115">x</text:span></text:span><text:span text:style-name="_5f_variables"><text:span text:style-name="T118"> </text:span></text:span><text:span text:style-name="_5f_variables"><text:span text:style-name="T119"></text:span></text:span><text:span text:style-name="_5f_Niveau_5f_rouge"><text:span text:style-name="T9"> 9</text:span></text:span></text:p></text:list-item></text:list><text:p text:style-name="P34"><text:span text:style-name="Bold_5f_niv2"><text:span text:style-name="T129">Correction</text:span></text:span></text:p><text:section text:style-name="Sect2" text:name="Section5"><text:list xml:id="list173519953823363" text:continue-numbering="true" text:style-name="List_20_1"><text:list-item><text:p text:style-name="P71"><text:span text:style-name="T10">3</text:span><text:span text:style-name="_5f_variables"><text:span text:style-name="T116">x</text:span></text:span><text:span text:style-name="T10"> </text:span><text:span text:style-name="T22"></text:span><text:span text:style-name="T23"> </text:span><text:span text:style-name="T25">8</text:span><text:span text:style-name="T10"> </text:span><text:span text:style-name="_5f_signe"><text:span text:style-name="T16"></text:span></text:span><text:span text:style-name="T10"> 9<text:line-break/>3</text:span><text:span text:style-name="_5f_variables"><text:span text:style-name="T116">x</text:span></text:span><text:span text:style-name="T10"> </text:span><text:span text:style-name="T13"></text:span><text:span text:style-name="T10"> 8 </text:span><text:span text:style-name="_5f_variables"><text:span text:style-name="T112">─</text:span></text:span><text:span text:style-name="T29"> </text:span><text:span text:style-name="T25">8</text:span><text:span text:style-name="T10"> </text:span><text:span text:style-name="_5f_signe"><text:span text:style-name="T27"></text:span></text:span><text:span text:style-name="T10"> 9 </text:span><text:span text:style-name="T17">─</text:span><text:span text:style-name="T29"> </text:span><text:span text:style-name="T25">8</text:span><text:span text:style-name="T10"><text:line-break/></text:span><text:span text:style-name="T31">3</text:span><text:span text:style-name="_5f_variables"><text:span text:style-name="T116">x</text:span></text:span><text:span text:style-name="T10"> </text:span><text:span text:style-name="_5f_signe"><text:span text:style-name="T16"></text:span></text:span><text:span text:style-name="T10"> 1<text:line-break/>3</text:span><text:span text:style-name="_5f_variables"><text:span text:style-name="T116">x</text:span></text:span><text:span text:style-name="T10"> </text:span><text:span text:style-name="_5f_variables"><text:span text:style-name="T32">÷</text:span></text:span><text:span text:style-name="_5f_variables"><text:span text:style-name="T30"> </text:span></text:span><text:span text:style-name="_5f_variables"><text:span text:style-name="T31">3</text:span></text:span><text:span text:style-name="T10"> </text:span><text:span text:style-name="_5f_signe"><text:span text:style-name="T16"></text:span></text:span><text:span text:style-name="T10"> </text:span><text:span text:style-name="T11">1</text:span><text:span text:style-name="T10"> </text:span><text:span text:style-name="_5f_variables"><text:span text:style-name="T32">÷</text:span></text:span><text:span text:style-name="_5f_variables"><text:span text:style-name="T30"> </text:span></text:span><text:span text:style-name="_5f_variables"><text:span text:style-name="T31">3</text:span></text:span><text:span text:style-name="_5f_variables"><text:span text:style-name="T10"><text:line-break/></text:span></text:span><text:span text:style-name="_5f_variables"><text:span text:style-name="T116">x</text:span></text:span><text:span text:style-name="_5f_variables"><text:span text:style-name="T10"> </text:span></text:span><text:span text:style-name="_5f_signe"><text:span text:style-name="T16"></text:span></text:span><text:span text:style-name="_5f_variables"><text:span text:style-name="T10"> </text:span></text:span><text:span text:style-name="_5f_variables"><text:span text:style-name="T11">1</text:span></text:span><text:span text:style-name="_5f_variables"><text:span text:style-name="T10"> </text:span></text:span><text:span text:style-name="_5f_variables"><text:span text:style-name="T18">÷</text:span></text:span><text:span text:style-name="_5f_variables"><text:span text:style-name="T10"> </text:span></text:span><text:span text:style-name="_5f_variables"><text:span text:style-name="T31">3</text:span></text:span><text:span text:style-name="_5f_variables"><text:span text:style-name="T10"><text:line-break/></text:span></text:span></text:p></text:list-item></text:list><text:p text:style-name="P7"><text:span text:style-name="_5f_variables"><text:span text:style-name="T10">L</text:span></text:span><text:span text:style-name="_5f_variables"><text:span text:style-name="T63">a solution de cette équation est </text:span></text:span><text:span text:style-name="_5f_variables"><text:span text:style-name="T63"><draw:frame draw:style-name="fr7" draw:name="Objet2" text:anchor-type="as-char" svg:y="-0.483cm" svg:width="0.295cm" svg:height="0.873cm" draw:z-index="2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variables"><text:span text:style-name="T63">.</text:span></text:span></text:p></text:section><text:section text:style-name="Sect3" text:name="Section6"><text:list xml:id="list173518744201854" text:continue-numbering="true" text:style-name="List_20_1"><text:list-item><text:p text:style-name="P72"><text:span text:style-name="T8">7</text:span><text:span text:style-name="_5f_variables"><text:span text:style-name="T114">x</text:span></text:span><text:span text:style-name="_5f_variables"><text:span text:style-name="T121"> </text:span></text:span><text:span text:style-name="_5f_variables"><text:span text:style-name="T122"></text:span></text:span><text:span text:style-name="T8"> 2 </text:span><text:span text:style-name="_5f_signe"><text:span text:style-name="T14"></text:span></text:span><text:span text:style-name="T33"> </text:span><text:span text:style-name="T34">4</text:span><text:span text:style-name="_5f_variables"><text:span text:style-name="T123">x</text:span></text:span><text:span text:style-name="_5f_variables"><text:span text:style-name="T125"> </text:span></text:span><text:span text:style-name="_5f_variables"><text:span text:style-name="T122"></text:span></text:span><text:span text:style-name="T8"> 9<text:line-break/>7</text:span><text:span text:style-name="_5f_variables"><text:span text:style-name="T114">x</text:span></text:span><text:span text:style-name="T8"> </text:span><text:span text:style-name="T12"></text:span><text:span text:style-name="T8"> 2 </text:span><text:span text:style-name="Variable"><text:span text:style-name="T36">─</text:span></text:span><text:span text:style-name="T35"> </text:span><text:span text:style-name="T34">4</text:span><text:span text:style-name="_5f_variables"><text:span text:style-name="T123">x</text:span></text:span><text:span text:style-name="_5f_variables"><text:span text:style-name="T126"> </text:span></text:span><text:span text:style-name="_5f_signe"><text:span text:style-name="T14"></text:span></text:span><text:span text:style-name="T20"> </text:span><text:span text:style-name="T37">4</text:span><text:span text:style-name="_5f_variables"><text:span text:style-name="T124">x</text:span></text:span><text:span text:style-name="_5f_variables"><text:span text:style-name="T127"> </text:span></text:span><text:span text:style-name="_5f_variables"><text:span text:style-name="T21"></text:span></text:span><text:span text:style-name="T8"> 9 </text:span><text:span text:style-name="T34">─</text:span><text:span text:style-name="T35"> </text:span><text:span text:style-name="T34">4</text:span><text:span text:style-name="_5f_variables"><text:span text:style-name="T123">x</text:span></text:span><text:span text:style-name="_5f_variables"><text:span text:style-name="T128"><text:line-break/></text:span></text:span><text:span text:style-name="_5f_variables"><text:span text:style-name="T8">3</text:span></text:span><text:span text:style-name="_5f_variables"><text:span text:style-name="T114">x</text:span></text:span><text:span text:style-name="_5f_variables"><text:span text:style-name="T38"> </text:span></text:span><text:span text:style-name="_5f_variables"><text:span text:style-name="T40"></text:span></text:span><text:span text:style-name="_5f_variables"><text:span text:style-name="T38"> </text:span></text:span><text:span text:style-name="_5f_variables"><text:span text:style-name="T39">2</text:span></text:span><text:span text:style-name="_5f_variables"><text:span text:style-name="T38"> </text:span></text:span><text:span text:style-name="_5f_signe"><text:span text:style-name="T14"></text:span></text:span><text:span text:style-name="_5f_variables"><text:span text:style-name="T8"> 9<text:line-break/>3</text:span></text:span><text:span text:style-name="_5f_variables"><text:span text:style-name="T114">x</text:span></text:span><text:span text:style-name="_5f_variables"><text:span text:style-name="T8"> </text:span></text:span><text:span text:style-name="_5f_variables"><text:span text:style-name="T40"></text:span></text:span><text:span text:style-name="_5f_variables"><text:span text:style-name="T38"> </text:span></text:span><text:span text:style-name="_5f_variables"><text:span text:style-name="T39">2</text:span></text:span><text:span text:style-name="_5f_variables"><text:span text:style-name="T38"> </text:span></text:span><text:span text:style-name="_5f_variables"><text:span text:style-name="T41">─</text:span></text:span><text:span text:style-name="_5f_variables"><text:span text:style-name="T38"> </text:span></text:span><text:span text:style-name="_5f_variables"><text:span text:style-name="T39">2</text:span></text:span><text:span text:style-name="_5f_variables"><text:span text:style-name="T38"> </text:span></text:span><text:span text:style-name="_5f_signe"><text:span text:style-name="T14"></text:span></text:span><text:span text:style-name="_5f_variables"><text:span text:style-name="T8"> 9 </text:span></text:span><text:span text:style-name="_5f_variables"><text:span text:style-name="T41">─</text:span></text:span><text:span text:style-name="_5f_variables"><text:span text:style-name="T38"> </text:span></text:span><text:span text:style-name="_5f_variables"><text:span text:style-name="T39">2</text:span></text:span><text:span text:style-name="_5f_variables"><text:span text:style-name="T42"><text:line-break/></text:span></text:span><text:span text:style-name="_5f_variables"><text:span text:style-name="T24">3</text:span></text:span><text:span text:style-name="_5f_variables"><text:span text:style-name="T114">x</text:span></text:span><text:span text:style-name="_5f_variables"><text:span text:style-name="T8"> </text:span></text:span><text:span text:style-name="_5f_signe"><text:span text:style-name="T14"></text:span></text:span><text:span text:style-name="_5f_variables"><text:span text:style-name="T8"> 7</text:span></text:span><text:span text:style-name="_5f_variables"><text:span text:style-name="T42"><text:line-break/></text:span></text:span><text:span text:style-name="_5f_variables"><text:span text:style-name="T11">3</text:span></text:span><text:span text:style-name="_5f_variables"><text:span text:style-name="T117">x</text:span></text:span><text:span text:style-name="_5f_variables"><text:span text:style-name="T8"> </text:span></text:span><text:span text:style-name="_5f_variables"><text:span text:style-name="T28">÷</text:span></text:span><text:span text:style-name="_5f_variables"><text:span text:style-name="T10"> </text:span></text:span><text:span text:style-name="_5f_variables"><text:span text:style-name="T26">3</text:span></text:span><text:span text:style-name="_5f_variables"><text:span text:style-name="T10"> </text:span></text:span><text:span text:style-name="_5f_signe"><text:span text:style-name="T16"></text:span></text:span><text:span text:style-name="_5f_variables"><text:span text:style-name="T8"> 7</text:span></text:span><text:span text:style-name="_5f_variables"><text:span text:style-name="T28">÷</text:span></text:span><text:span text:style-name="_5f_variables"><text:span text:style-name="T10"> </text:span></text:span><text:span text:style-name="_5f_variables"><text:span text:style-name="T26">3</text:span></text:span><text:span text:style-name="_5f_variables"><text:span text:style-name="T8"><text:line-break/></text:span></text:span><text:span text:style-name="_5f_variables"><text:span text:style-name="T114">x</text:span></text:span><text:span text:style-name="_5f_variables"><text:span text:style-name="T8"> </text:span></text:span><text:span text:style-name="_5f_signe"><text:span text:style-name="T120"></text:span></text:span><text:span text:style-name="_5f_variables"><text:span text:style-name="T8"><draw:frame draw:style-name="fr4" draw:name="Objet9" text:anchor-type="as-char" svg:width="0.517cm" svg:height="0.873cm" draw:z-index="2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</text:list-item></text:list><text:p text:style-name="P28"><text:span text:style-name="_5f_variables"><text:span text:style-name="T45"/></text:span></text:p><text:p text:style-name="P28"><text:span text:style-name="_5f_variables"><text:span text:style-name="T45"/></text:span></text:p><text:p text:style-name="P28"><text:span text:style-name="_5f_variables"><text:span text:style-name="T45"/></text:span></text:p><text:p text:style-name="P28"><text:span text:style-name="_5f_variables"><text:span text:style-name="T45"/></text:span></text:p><text:p text:style-name="P28"><text:span text:style-name="_5f_variables"><text:span text:style-name="T45"/></text:span></text:p><text:p text:style-name="P6"><text:span text:style-name="_5f_variables"><text:span text:style-name="T43">La</text:span></text:span><text:span text:style-name="_5f_variables"><text:span text:style-name="T7"> </text:span></text:span><text:span text:style-name="_5f_variables"><text:span text:style-name="T44">so</text:span></text:span><text:span text:style-name="_5f_variables"><text:span text:style-name="T113">lution de cette équation est </text:span></text:span><text:span text:style-name="_5f_variables"><text:span text:style-name="T19"><draw:frame draw:style-name="fr4" draw:name="Objet7" text:anchor-type="as-char" svg:width="0.295cm" svg:height="0.873cm" draw:z-index="23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variables"><text:span text:style-name="T19">.</text:span></text:span></text:p></text:section></text:section></draw:text-box></draw:frame></text:p>
      <text:list xml:id="list2363662097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57" text:outline-level="1"><text:span text:style-name="_5f_BVS"><text:span text:style-name="T130"> </text:span></text:span><text:span text:style-name="_5f_BVS"><text:span text:style-name="T52">C</text:span></text:span><text:span text:style-name="_5f_BVS"><text:span text:style-name="T130">omplète les opérations à trou suivantes.</text:span></text:span></text:h>
                    </text:list-item>
                  </text:list>
                </text:list-item>
              </text:list>
            </text:list-item>
          </text:list>
        </text:list-item>
      </text:list>
      <text:section text:style-name="Sect4" text:name="Section4">
        <text:list xml:id="list4054086480" text:style-name="liste_5f_abc">
          <text:list-item>
            <text:list>
              <text:list-item>
                <text:p text:style-name="P108"><text:span text:style-name="T103">4</text:span><text:span text:style-name="T72"> </text:span><text:span text:style-name="T77">×</text:span><text:span text:style-name="T103"> </text:span><text:span text:style-name="_5f_pointillés_20_gris"><text:span text:style-name="T131">…..</text:span></text:span><text:span text:style-name="_5f_pointillés_20_gris">...</text:span><text:span text:style-name="T73"> </text:span><text:span text:style-name="T94">=</text:span><text:span text:style-name="T73"> </text:span>8</text:p>
              </text:list-item>
              <text:list-item>
                <text:p text:style-name="P99">6<text:span text:style-name="T72"> </text:span><text:span text:style-name="T77">×</text:span><text:span text:style-name="T103"> </text:span><text:span text:style-name="_5f_pointillés_20_gris"><text:span text:style-name="T131">…...</text:span></text:span><text:span text:style-name="T73"> </text:span><text:span text:style-name="T94">=</text:span><text:span text:style-name="T73"> </text:span>54</text:p>
              </text:list-item>
              <text:list-item>
                <text:p text:style-name="P99"><text:span text:style-name="_5f_pointillés_20_gris"><text:span text:style-name="T132">….</text:span></text:span><text:span text:style-name="T75"> </text:span><text:span text:style-name="T78">×</text:span><text:span text:style-name="T133"> </text:span>25<text:span text:style-name="T73"> </text:span><text:span text:style-name="T94">=</text:span><text:span text:style-name="T73"> </text:span>50</text:p>
              </text:list-item>
              <text:list-item>
                <text:p text:style-name="P100">1<text:span text:style-name="T72"> </text:span><text:span text:style-name="T77">×</text:span><text:span text:style-name="T103"> </text:span><text:span text:style-name="_5f_pointillés_20_gris"><text:span text:style-name="T131">…...</text:span></text:span><text:span text:style-name="T73"> </text:span><text:span text:style-name="T94">=</text:span><text:span text:style-name="T73"> </text:span>89</text:p>
              </text:list-item>
              <text:list-item>
                <text:p text:style-name="P96"><text:span text:style-name="_5f_pointillés_20_gris"><text:span text:style-name="T132">…</text:span></text:span><text:span text:style-name="T72"> </text:span><text:span text:style-name="T77">×</text:span><text:span text:style-name="T103"> </text:span>21<text:span text:style-name="T73"> </text:span><text:span text:style-name="T94">=</text:span><text:span text:style-name="T73"> </text:span>0</text:p>
              </text:list-item>
              <text:list-item>
                <text:p text:style-name="P97"><text:span text:style-name="T73">10</text:span><text:span text:style-name="T72"> </text:span><text:span text:style-name="T77">×</text:span><text:span text:style-name="T73"> </text:span><text:span text:style-name="_5f_pointillés_20_gris"><text:span text:style-name="T131">….</text:span></text:span><text:span text:style-name="T73"> </text:span><text:span text:style-name="T94">=</text:span><text:span text:style-name="T73"> 10</text:span></text:p>
              </text:list-item>
              <text:list-item>
                <text:p text:style-name="P97"><text:span text:style-name="T72">4 </text:span><text:span text:style-name="T77">×</text:span><text:span text:style-name="T73"> </text:span><text:span text:style-name="_5f_pointillés_20_gris"><text:span text:style-name="T131">….....</text:span></text:span><text:span text:style-name="T73"> </text:span><text:span text:style-name="T94">=</text:span><text:span text:style-name="T73"> 2</text:span></text:p>
              </text:list-item>
              <text:list-item>
                <text:p text:style-name="P98"><text:span text:style-name="_5f_pointillés_20_gris"><text:span text:style-name="T132">….....</text:span></text:span><text:span text:style-name="_5f_BVS"><text:span text:style-name="T72"> </text:span></text:span><text:span text:style-name="_5f_BVS"><text:span text:style-name="T77">×</text:span></text:span><text:span text:style-name="_5f_BVS"><text:span text:style-name="T104"> 4</text:span></text:span><text:span text:style-name="_5f_BVS"><text:span text:style-name="T72"> </text:span></text:span><text:span text:style-name="_5f_BVS"><text:span text:style-name="T91">=</text:span></text:span><text:span text:style-name="_5f_BVS"><text:span text:style-name="T72"> 6</text:span></text:span></text:p>
              </text:list-item>
              <text:list-item>
                <text:p text:style-name="P103"><text:span text:style-name="T135">5 </text:span><text:span text:style-name="T79">×</text:span><text:span text:style-name="T135"> </text:span><text:span text:style-name="_5f_pointillés_20_gris"><text:span text:style-name="T136">…..</text:span></text:span><text:span text:style-name="_5f_pointillés_20_gris"><text:span text:style-name="T135">.</text:span></text:span><text:span text:style-name="T135"> </text:span><text:span text:style-name="T95">=</text:span><text:span text:style-name="T135"> 22</text:span></text:p>
              </text:list-item>
              <text:list-item>
                <text:p text:style-name="P99">4 <text:span text:style-name="T76">×</text:span> <text:span text:style-name="_5f_pointillés_20_gris"><text:span text:style-name="T131">…..</text:span></text:span><text:span text:style-name="_5f_pointillés_20_gris">...</text:span> <text:span text:style-name="T81">=</text:span> 3</text:p>
              </text:list-item>
              <text:list-item>
                <text:p text:style-name="P99">8 <text:span text:style-name="T76">×</text:span> <text:span text:style-name="_5f_pointillés_20_gris"><text:span text:style-name="T131">…..</text:span></text:span><text:span text:style-name="_5f_pointillés_20_gris">...</text:span> <text:span text:style-name="T81">=</text:span> 5</text:p>
              </text:list-item>
              <text:list-item>
                <text:p text:style-name="P99"><text:span text:style-name="_5f_BVS"><text:span text:style-name="T72">3 </text:span></text:span><text:span text:style-name="_5f_BVS"><text:span text:style-name="T77">×</text:span></text:span><text:span text:style-name="_5f_BVS"><text:span text:style-name="T72"> </text:span></text:span><text:span text:style-name="_5f_pointillés_20_gris"><text:span text:style-name="T132">….....</text:span></text:span><text:span text:style-name="_5f_BVS"><text:span text:style-name="T72"> </text:span></text:span><text:span text:style-name="_5f_BVS"><text:span text:style-name="T91">=</text:span></text:span><text:span text:style-name="_5f_BVS"><text:span text:style-name="T72"> 7</text:span></text:span></text:p>
              </text:list-item>
            </text:list>
          </text:list-item>
        </text:list>
      </text:section>
      <text:list xml:id="list173519044130002" text:continue-list="list2363662097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58" text:outline-level="1"><text:span text:style-name="_5f_BVS"> </text:span><text:span text:style-name="_5f_BVS"><text:span text:style-name="T130">Complète les opérations à trou suivantes.</text:span></text:span></text:h>
                    </text:list-item>
                  </text:list>
                </text:list-item>
              </text:list>
            </text:list-item>
          </text:list>
        </text:list-item>
      </text:list>
      <text:section text:style-name="Sect4" text:name="Section7">
        <text:list xml:id="list173518690518785" text:continue-list="list4054086480" text:style-name="liste_5f_abc">
          <text:list-item>
            <text:list>
              <text:list-item text:start-value="1">
                <text:p text:style-name="P108"><text:span text:style-name="T64">2 </text:span><text:span text:style-name="T86"></text:span><text:span text:style-name="T64"> </text:span><text:span text:style-name="_5f_pointillés_20_gris"><text:span text:style-name="T106">…..</text:span></text:span><text:span text:style-name="_5f_pointillés_20_gris"><text:span text:style-name="T107">..</text:span></text:span><text:span text:style-name="T64"> </text:span><text:span text:style-name="T89">=</text:span><text:span text:style-name="T64"> 16</text:span></text:p>
              </text:list-item>
              <text:list-item>
                <text:p text:style-name="P99"><text:span text:style-name="T64">5 </text:span><text:span text:style-name="T86"></text:span><text:span text:style-name="T64"> </text:span><text:span text:style-name="_5f_pointillés_20_gris"><text:span text:style-name="T106">…..</text:span></text:span><text:span text:style-name="_5f_pointillés_20_gris"><text:span text:style-name="T107">..</text:span></text:span><text:span text:style-name="T64"> </text:span><text:span text:style-name="T89">=</text:span><text:span text:style-name="T64"> 15</text:span></text:p>
              </text:list-item>
              <text:list-item>
                <text:p text:style-name="P99"><text:span text:style-name="T64">18 </text:span><text:span text:style-name="T86"></text:span><text:span text:style-name="T64"> </text:span><text:span text:style-name="_5f_pointillés_20_gris"><text:span text:style-name="T106">…..</text:span></text:span><text:span text:style-name="_5f_pointillés_20_gris"><text:span text:style-name="T107">..</text:span></text:span><text:span text:style-name="T64"> </text:span><text:span text:style-name="T89">=</text:span><text:span text:style-name="T64"> 0</text:span></text:p>
              </text:list-item>
              <text:list-item>
                <text:p text:style-name="P104"><text:span text:style-name="_5f_BVS"><text:span text:style-name="T64">18 </text:span></text:span><text:span text:style-name="_5f_BVS"><text:span text:style-name="T86"></text:span></text:span><text:span text:style-name="_5f_BVS"><text:span text:style-name="T64"> </text:span></text:span><text:span text:style-name="_5f_pointillés_20_gris"><text:span text:style-name="T108">…..</text:span></text:span><text:span text:style-name="_5f_pointillés_20_gris"><text:span text:style-name="T109">..</text:span></text:span><text:span text:style-name="_5f_BVS"><text:span text:style-name="T64"> </text:span></text:span><text:span text:style-name="_5f_BVS"><text:span text:style-name="T89">=</text:span></text:span><text:span text:style-name="_5f_BVS"><text:span text:style-name="T64"> 8</text:span></text:span></text:p>
              </text:list-item>
              <text:list-item>
                <text:p text:style-name="P101"><text:span text:style-name="T49">−</text:span><text:span text:style-name="T64">3 </text:span><text:span text:style-name="T86"></text:span><text:span text:style-name="T64"> </text:span><text:span text:style-name="_5f_pointillés_20_gris"><text:span text:style-name="T106">…..</text:span></text:span><text:span text:style-name="_5f_pointillés_20_gris"><text:span text:style-name="T107">.</text:span></text:span><text:span text:style-name="T64"> </text:span><text:span text:style-name="T89">=</text:span><text:span text:style-name="T64"> 1</text:span></text:p>
              </text:list-item>
              <text:list-item>
                <text:p text:style-name="P106"><text:span text:style-name="T51">−</text:span><text:span text:style-name="T65">5 </text:span><text:span text:style-name="T88"></text:span><text:span text:style-name="T65"> </text:span><text:span text:style-name="_5f_pointillés_20_gris"><text:span text:style-name="T108">…</text:span></text:span><text:span text:style-name="T65"> </text:span><text:span text:style-name="T90">=</text:span><text:span text:style-name="T65"> </text:span><text:span text:style-name="T51">−</text:span><text:span text:style-name="T65">7</text:span></text:p>
              </text:list-item>
              <text:list-item>
                <text:p text:style-name="P99"><text:span text:style-name="T86"></text:span><text:span text:style-name="T64">2 </text:span><text:span text:style-name="T86"></text:span><text:span text:style-name="T64"> </text:span><text:span text:style-name="_5f_pointillés_20_gris"><text:span text:style-name="T106">…..</text:span></text:span><text:span text:style-name="T64"> </text:span><text:span text:style-name="T89">=</text:span><text:span text:style-name="T64"> 6</text:span></text:p>
              </text:list-item>
              <text:list-item>
                <text:p text:style-name="P105"><text:span text:style-name="T51">−</text:span><text:span text:style-name="T65">7 </text:span><text:span text:style-name="T88"></text:span><text:span text:style-name="_5f_BVS"><text:span text:style-name="T66"> </text:span></text:span><text:span text:style-name="_5f_pointillés_20_gris"><text:span text:style-name="T108">...</text:span></text:span><text:span text:style-name="_5f_pointillés_20_gris"><text:span text:style-name="T67"> </text:span></text:span><text:span text:style-name="T90">=</text:span><text:span text:style-name="T65"> </text:span><text:span text:style-name="T51">−</text:span><text:span text:style-name="T65">3</text:span></text:p>
              </text:list-item>
              <text:list-item>
                <text:p text:style-name="P102"><text:span text:style-name="T86"></text:span><text:span text:style-name="T64">6 </text:span><text:span text:style-name="T86"></text:span><text:span text:style-name="T68"> </text:span><text:span text:style-name="_5f_pointillés_20_gris"><text:span text:style-name="T106">.</text:span></text:span><text:span text:style-name="_5f_pointillés_20_gris"><text:span text:style-name="T107">...</text:span></text:span><text:span text:style-name="_5f_pointillés_20_gris"><text:span text:style-name="T64"> </text:span></text:span><text:span text:style-name="T89">=</text:span><text:span text:style-name="T64"> 3</text:span></text:p>
              </text:list-item>
              <text:list-item>
                <text:p text:style-name="P107"><text:span text:style-name="_5f_BVS"><text:span text:style-name="T64">10 </text:span></text:span><text:span text:style-name="_5f_BVS"><text:span text:style-name="T86"></text:span></text:span><text:span text:style-name="_5f_BVS"><text:span text:style-name="T66"> </text:span></text:span><text:span text:style-name="_5f_pointillés_20_gris"><text:span text:style-name="T108">….</text:span></text:span><text:span text:style-name="_5f_BVS"><text:span text:style-name="T64"> </text:span></text:span><text:span text:style-name="_5f_BVS"><text:span text:style-name="T89">=</text:span></text:span><text:span text:style-name="_5f_BVS"><text:span text:style-name="T64"> </text:span></text:span><text:span text:style-name="_5f_BVS"><text:span text:style-name="T49">−</text:span></text:span><text:span text:style-name="_5f_BVS"><text:span text:style-name="T64">4</text:span></text:span></text:p>
              </text:list-item>
              <text:list-item>
                <text:p text:style-name="P106"><text:span text:style-name="_5f_BVS"><text:span text:style-name="T64">2 </text:span></text:span><text:span text:style-name="_5f_BVS"><text:span text:style-name="T86"></text:span></text:span><text:span text:style-name="_5f_BVS"><text:span text:style-name="T64"> </text:span></text:span><text:span text:style-name="_5f_pointillés_20_gris"><text:span text:style-name="T108">…..</text:span></text:span><text:span text:style-name="_5f_pointillés_20_gris"><text:span text:style-name="T109">.</text:span></text:span><text:span text:style-name="_5f_BVS"><text:span text:style-name="T64"> </text:span></text:span><text:span text:style-name="_5f_BVS"><text:span text:style-name="T89">=</text:span></text:span><text:span text:style-name="_5f_BVS"><text:span text:style-name="T64"> </text:span></text:span><text:span text:style-name="_5f_BVS"><text:span text:style-name="T49">−</text:span></text:span><text:span text:style-name="_5f_BVS"><text:span text:style-name="T69">5</text:span></text:span></text:p>
              </text:list-item>
              <text:list-item>
                <text:p text:style-name="P104"><text:span text:style-name="_5f_BVS"><text:span text:style-name="T50">−</text:span></text:span><text:span text:style-name="_5f_BVS"><text:span text:style-name="T69">7 </text:span></text:span><text:span text:style-name="_5f_BVS"><text:span text:style-name="T87"></text:span></text:span><text:span text:style-name="_5f_BVS"><text:span text:style-name="T69"> </text:span></text:span><text:span text:style-name="_5f_pointillés_20_gris"><text:span text:style-name="T110">....</text:span></text:span><text:span text:style-name="_5f_BVS"><text:span text:style-name="T69"> </text:span></text:span><text:span text:style-name="_5f_BVS"><text:span text:style-name="T87">=</text:span></text:span><text:span text:style-name="_5f_BVS"><text:span text:style-name="T69"> </text:span></text:span><text:span text:style-name="_5f_BVS"><text:span text:style-name="T50">−</text:span></text:span><text:span text:style-name="_5f_BVS"><text:span text:style-name="T69">3</text:span></text:span></text:p>
              </text:list-item>
            </text:list>
          </text:list-item>
        </text:list>
      </text:section>
      <text:list xml:id="list173519063902015" text:continue-list="list173519044130002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56" text:outline-level="1"><text:span text:style-name="Bold_5f_niv1"><text:span text:style-name="T80"> </text:span></text:span><text:span text:style-name="Bold_5f_niv1">Premières équations</text:span></text:h>
                    </text:list-item>
                  </text:list>
                </text:list-item>
              </text:list>
            </text:list-item>
          </text:list>
        </text:list-item>
      </text:list>
      <text:list xml:id="list173519104385315" text:continue-list="list173518690518785" text:style-name="liste_5f_abc">
        <text:list-item>
          <text:list>
            <text:list-item text:start-value="1">
              <text:p text:style-name="P74"><text:span text:style-name="T140"><text:tab/>Dans chaque cas, écris l’opération qui permet de trouver la valeur de </text:span><text:span text:style-name="Variable"><text:span text:style-name="T142">x</text:span></text:span><text:span text:style-name="T140"> puis donne cette valeur.<text:tab/></text:span></text:p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>
          <table:table-cell table:style-name="Tableau2.A1" office:value-type="string">
            <text:p text:style-name="P37">6<text:span text:style-name="Variable"><text:span text:style-name="T142">x</text:span></text:span> <text:span text:style-name="_5f_signe"></text:span></text:p>
          </table:table-cell>
          <table:table-cell table:style-name="Tableau2.B1" office:value-type="string">
            <text:p text:style-name="P39"><text:span text:style-name="T138"> </text:span>12</text:p>
          </table:table-cell>
          <table:table-cell table:style-name="Tableau2.C1" office:value-type="string">
            <text:p text:style-name="P46"><text:span text:style-name="Variable"><text:span text:style-name="T142">x</text:span></text:span><text:span text:style-name="T102"> </text:span><text:span text:style-name="T144"></text:span><text:span text:style-name="T102"> 4 </text:span><text:span text:style-name="_5f_signe"></text:span></text:p>
          </table:table-cell>
          <table:table-cell table:style-name="Tableau2.B1" office:value-type="string">
            <text:p text:style-name="P47"> 1</text:p>
          </table:table-cell>
          <table:table-cell table:style-name="Tableau2.C1" office:value-type="string">
            <text:p text:style-name="P46"><text:span text:style-name="Variable"><text:span text:style-name="T142">x</text:span></text:span><text:span text:style-name="T102"> </text:span><text:span text:style-name="T91">─</text:span> 2 <text:span text:style-name="_5f_signe"></text:span></text:p>
          </table:table-cell>
          <table:table-cell table:style-name="Tableau2.B1" office:value-type="string">
            <text:p text:style-name="P47"><text:span text:style-name="T138"> </text:span><text:span text:style-name="Variable"><text:span text:style-name="T93">─</text:span></text:span>1</text:p>
          </table:table-cell>
          <table:table-cell table:style-name="Tableau2.C1" office:value-type="string">
            <text:p text:style-name="P46"><text:span text:style-name="Variable"><text:span text:style-name="T93">─</text:span></text:span><text:span text:style-name="Variable"><text:span text:style-name="T74">5</text:span></text:span><text:span text:style-name="Variable"><text:span text:style-name="T142">x</text:span></text:span><text:span text:style-name="T74"> </text:span><text:span text:style-name="_5f_signe"><text:span text:style-name="T137"></text:span></text:span></text:p>
          </table:table-cell>
          <table:table-cell table:style-name="Tableau2.H1" office:value-type="string">
            <text:p text:style-name="P47"><text:span text:style-name="T105"> </text:span><text:span text:style-name="T74">4</text:span></text:p>
          </table:table-cell>
        </table:table-row>
        <table:table-row>
          <table:table-cell table:style-name="Tableau2.A2" office:value-type="string">
            <text:p text:style-name="P38"><text:span text:style-name="Variable"><text:span text:style-name="T142">x</text:span></text:span><text:span text:style-name="_5f_signe"><text:span text:style-name="T139"> </text:span></text:span><text:span text:style-name="_5f_signe"></text:span></text:p>
          </table:table-cell>
          <table:table-cell table:style-name="Tableau2.B2" office:value-type="string">
            <text:p text:style-name="P41"><text:span text:style-name="_5f_pointillés_20_gris"><text:span text:style-name="T141"> </text:span></text:span><text:span text:style-name="_5f_pointillés_20_gris">........</text:span></text:p>
          </table:table-cell>
          <table:table-cell table:style-name="Tableau2.C2" table:number-columns-spanned="2" office:value-type="string">
            <text:p text:style-name="P40"><text:span text:style-name="Variable"><text:span text:style-name="T142">x</text:span></text:span> <text:span text:style-name="_5f_signe"></text:span><text:span text:style-name="_5f_signe"><text:span text:style-name="T139"> </text:span></text:span><text:span text:style-name="_5f_pointillés_20_gris">...........</text:span></text:p>
          </table:table-cell>
          <table:covered-table-cell/>
          <table:table-cell table:style-name="Tableau2.C2" table:number-columns-spanned="2" office:value-type="string">
            <text:p text:style-name="P40"><text:span text:style-name="Variable"><text:span text:style-name="T142">x</text:span></text:span> <text:span text:style-name="_5f_signe"></text:span><text:span text:style-name="_5f_signe"><text:span text:style-name="T139"> </text:span></text:span><text:span text:style-name="_5f_pointillés_20_gris">...........</text:span></text:p>
          </table:table-cell>
          <table:covered-table-cell/>
          <table:table-cell table:style-name="Tableau2.C2" office:value-type="string">
            <text:p text:style-name="P37"><text:span text:style-name="Variable"><text:span text:style-name="T142">x</text:span></text:span> <text:span text:style-name="_5f_signe"></text:span></text:p>
          </table:table-cell>
          <table:table-cell table:style-name="Tableau2.A2" office:value-type="string">
            <text:p text:style-name="P41"><text:span text:style-name="_5f_pointillés_20_gris"><text:span text:style-name="T141"> </text:span></text:span><text:span text:style-name="_5f_pointillés_20_gris">.......</text:span></text:p>
          </table:table-cell>
        </table:table-row>
        <table:table-row>
          <table:table-cell table:style-name="Tableau2.A1" office:value-type="string">
            <text:p text:style-name="P37"><text:span text:style-name="Variable"><text:span text:style-name="T142">x</text:span></text:span> <text:span text:style-name="_5f_signe"></text:span></text:p>
          </table:table-cell>
          <table:table-cell table:style-name="Tableau2.B1" office:value-type="string">
            <text:p text:style-name="P41"><text:span text:style-name="_5f_pointillés_20_gris"><text:span text:style-name="T141"> </text:span></text:span><text:span text:style-name="_5f_pointillés_20_gris">........</text:span></text:p>
          </table:table-cell>
          <table:table-cell table:style-name="Tableau2.C3" table:number-columns-spanned="2" office:value-type="string">
            <text:p text:style-name="P40"><text:span text:style-name="Variable"><text:span text:style-name="T142">x</text:span></text:span> <text:span text:style-name="_5f_signe"></text:span><text:span text:style-name="_5f_signe"><text:span text:style-name="T139"> </text:span></text:span><text:span text:style-name="_5f_pointillés_20_gris">...........</text:span></text:p>
          </table:table-cell>
          <table:covered-table-cell/>
          <table:table-cell table:style-name="Tableau2.E3" table:number-columns-spanned="2" office:value-type="string">
            <text:p text:style-name="P40"><text:span text:style-name="Variable"><text:span text:style-name="T142">x</text:span></text:span> <text:span text:style-name="_5f_signe"></text:span><text:span text:style-name="_5f_signe"><text:span text:style-name="T139"> </text:span></text:span><text:span text:style-name="_5f_pointillés_20_gris">...........</text:span></text:p>
          </table:table-cell>
          <table:covered-table-cell/>
          <table:table-cell table:style-name="Tableau2.C1" office:value-type="string">
            <text:p text:style-name="P37"><text:span text:style-name="Variable"><text:span text:style-name="T142">x</text:span></text:span> <text:span text:style-name="_5f_signe"></text:span></text:p>
          </table:table-cell>
          <table:table-cell table:style-name="Tableau2.H1" office:value-type="string">
            <text:p text:style-name="P49"><text:span text:style-name="_5f_pointillés_20_gris"><text:span text:style-name="T141"> </text:span></text:span><text:span text:style-name="_5f_pointillés_20_gris">.......</text:span></text:p>
          </table:table-cell>
        </table:table-row>
      </table:table>
      <text:list xml:id="list173520352244150" text:continue-numbering="true" text:style-name="liste_5f_abc">
        <text:list-item>
          <text:list>
            <text:list-item>
              <text:p text:style-name="P75"><text:span text:style-name="T140"><text:tab/>Mathieu a trouvé 1,67 comme solution de l’équation 3</text:span><text:span text:style-name="Variable"><text:span text:style-name="T142">x </text:span></text:span><text:span text:style-name="T140"> </text:span><text:span text:style-name="_5f_signe"></text:span><text:span text:style-name="T140"> 5. A-t-il raison ? Pourquoi ?</text:span></text:p>
              <text:p text:style-name="P59"><text:span text:style-name="_5f_pointillés_20_gris"><text:span text:style-name="T46"><text:tab/></text:span></text:span></text:p>
              <text:p text:style-name="P59"><text:span text:style-name="_5f_pointillés_20_gris"><text:span text:style-name="T46"><text:tab/></text:span></text:span></text:p>
            </text:list-item>
          </text:list>
        </text:list-item>
      </text:list>
      <text:list xml:id="list173520119152842" text:continue-list="list173519063902015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52" text:outline-level="1"><text:span text:style-name="_5f_BVS"><text:span text:style-name="T130"> Résous les équations suivantes.</text:span></text:span></text:h>
                    </text:list-item>
                  </text:list>
                </text:list-item>
              </text:list>
            </text:list-item>
          </text:list>
        </text:list-item>
      </text:list>
      <text:section text:style-name="Sect5" text:name="Section10">
        <text:list xml:id="list173520439587870" text:continue-list="list173520352244150" text:style-name="liste_5f_abc">
          <text:list-item>
            <text:list>
              <text:list-item text:start-value="1">
                <text:p text:style-name="P76"><text:span text:style-name="Bold_5f_niv1"><text:span text:style-name="T153"><text:tab/></text:span></text:span><text:span text:style-name="T153">3</text:span><text:span text:style-name="_5f_Symbole"><text:span text:style-name="T70"> </text:span></text:span><text:span text:style-name="_5f_Symbole"><text:span text:style-name="T86"></text:span></text:span><text:span text:style-name="_5f_Symbole"><text:span text:style-name="T68"> </text:span></text:span><text:span text:style-name="_5f_variables"><text:span text:style-name="T5">x</text:span></text:span><text:span text:style-name="T153"> </text:span><text:span text:style-name="_5f_Symbole"><text:span text:style-name="T134">=</text:span></text:span><text:span text:style-name="T153"> 25</text:span></text:p>
              </text:list-item>
              <text:list-item>
                <text:p text:style-name="P78"><text:span text:style-name="Bold_5f_niv1"><text:span text:style-name="T155"><text:tab/></text:span></text:span><text:span text:style-name="T86">−</text:span><text:span text:style-name="T153">15</text:span><text:span text:style-name="_5f_Symbole"><text:span text:style-name="T70"> </text:span></text:span><text:span text:style-name="_5f_Symbole"><text:span text:style-name="T86"></text:span></text:span><text:span text:style-name="_5f_Symbole"><text:span text:style-name="T68"> </text:span></text:span><text:span text:style-name="_5f_variables"><text:span text:style-name="T6">x</text:span></text:span><text:span text:style-name="_5f_Symbole"><text:span text:style-name="T68"> </text:span></text:span><text:span text:style-name="_5f_Symbole"><text:span text:style-name="T134">=</text:span></text:span><text:span text:style-name="T153"> 32</text:span></text:p>
              </text:list-item>
              <text:list-item>
                <text:p text:style-name="P78"><text:span text:style-name="Bold_5f_niv1"><text:span text:style-name="T153"><text:tab/></text:span></text:span><text:span text:style-name="T153">2</text:span><text:span text:style-name="_5f_Symbole"><text:span text:style-name="T70"> </text:span></text:span><text:span text:style-name="_5f_Symbole"><text:span text:style-name="T86"></text:span></text:span><text:span text:style-name="_5f_Symbole"><text:span text:style-name="T70"> </text:span></text:span><text:span text:style-name="_5f_variables"><text:span text:style-name="T6">x</text:span></text:span><text:span text:style-name="_5f_Symbole"><text:span text:style-name="T68"> </text:span></text:span><text:span text:style-name="_5f_Symbole"><text:span text:style-name="T153">=</text:span></text:span><text:span text:style-name="_5f_Symbole"><text:span text:style-name="T70"> </text:span></text:span><text:span text:style-name="_5f_Symbole"><text:span text:style-name="T86">−</text:span></text:span><text:span text:style-name="T153">5,8</text:span></text:p>
              </text:list-item>
              <text:list-item>
                <text:p text:style-name="P79"><text:span text:style-name="Bold_5f_niv1"><text:span text:style-name="T155"><text:tab/></text:span></text:span><text:span text:style-name="T86">−</text:span><text:span text:style-name="T153">45</text:span><text:span text:style-name="T70"> </text:span><text:span text:style-name="T86"></text:span><text:span text:style-name="T68"> </text:span><text:span text:style-name="_5f_variables"><text:span text:style-name="T5">x</text:span></text:span><text:span text:style-name="_5f_Symbole"><text:span text:style-name="T68"> </text:span></text:span><text:span text:style-name="_5f_Symbole"><text:span text:style-name="T134">=</text:span></text:span><text:span text:style-name="T70"> </text:span><text:span text:style-name="T86">−</text:span><text:span text:style-name="T153">47</text:span></text:p>
              </text:list-item>
              <text:list-item>
                <text:p text:style-name="P78"><text:span text:style-name="Bold_5f_niv1"><text:span text:style-name="T154"><text:tab/></text:span></text:span><text:span text:style-name="_5f_variables"><text:span text:style-name="T5">x</text:span></text:span><text:span text:style-name="_5f_Symbole"><text:span text:style-name="T71"> </text:span></text:span><text:span text:style-name="_5f_Symbole"><text:span text:style-name="T86"></text:span></text:span><text:span text:style-name="_5f_Symbole"><text:span text:style-name="T68"> </text:span></text:span><text:span text:style-name="T153">42 </text:span><text:span text:style-name="_5f_Symbole"><text:span text:style-name="T134">=</text:span></text:span><text:span text:style-name="T153"> 78</text:span></text:p>
              </text:list-item>
              <text:list-item>
                <text:p text:style-name="P78"><text:span text:style-name="Bold_5f_niv1"><text:span text:style-name="T154"><text:tab/></text:span></text:span><text:span text:style-name="_5f_variables"><text:span text:style-name="T5">x</text:span></text:span><text:span text:style-name="_5f_Symbole"><text:span text:style-name="T70"> </text:span></text:span><text:span text:style-name="_5f_Symbole"><text:span text:style-name="T86">−</text:span></text:span><text:span text:style-name="_5f_Symbole"><text:span text:style-name="T68"> </text:span></text:span><text:span text:style-name="T153">28 </text:span><text:span text:style-name="_5f_Symbole"><text:span text:style-name="T134">=</text:span></text:span><text:span text:style-name="T153"> 14</text:span></text:p>
              </text:list-item>
              <text:list-item>
                <text:p text:style-name="P78"><text:span text:style-name="Bold_5f_niv1"><text:span text:style-name="T154"><text:tab/></text:span></text:span><text:span text:style-name="_5f_variables"><text:span text:style-name="T5">x</text:span></text:span><text:span text:style-name="_5f_Symbole"><text:span text:style-name="T70"> </text:span></text:span><text:span text:style-name="_5f_Symbole"><text:span text:style-name="T86"></text:span></text:span><text:span text:style-name="_5f_Symbole"><text:span text:style-name="T68"> </text:span></text:span><text:span text:style-name="T153">48 </text:span><text:span text:style-name="_5f_Symbole"><text:span text:style-name="T134">=</text:span></text:span><text:span text:style-name="T153"> </text:span><text:span text:style-name="T86">−</text:span><text:span text:style-name="T153">29</text:span></text:p>
              </text:list-item>
              <text:list-item>
                <text:p text:style-name="P79"><text:span text:style-name="Bold_5f_niv1"><text:span text:style-name="T154"><text:tab/></text:span></text:span><text:span text:style-name="_5f_variables"><text:span text:style-name="T5">x</text:span></text:span><text:span text:style-name="_5f_Symbole"><text:span text:style-name="T70"> </text:span></text:span><text:span text:style-name="_5f_Symbole"><text:span text:style-name="T86">−</text:span></text:span><text:span text:style-name="_5f_Symbole"><text:span text:style-name="T68"> </text:span></text:span><text:span text:style-name="T153">8,5 </text:span><text:span text:style-name="_5f_Symbole"><text:span text:style-name="T134">=</text:span></text:span><text:span text:style-name="T153"> 7</text:span></text:p>
              </text:list-item>
              <text:list-item>
                <text:p text:style-name="P77"><text:span text:style-name="T156"><text:tab/></text:span><text:span text:style-name="corps"><text:span text:style-name="T111"><draw:frame draw:style-name="fr6" draw:name="Objet434" text:anchor-type="as-char" svg:width="1.849cm" svg:height="0.483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</text:list-item>
              <text:list-item>
                <text:p text:style-name="P80"><text:span text:style-name="Bold_5f_niv1"><text:tab/></text:span><draw:frame draw:style-name="fr6" draw:name="Objet436" text:anchor-type="as-char" svg:width="1.792cm" svg:height="0.483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  </text:list-item>
              <text:list-item>
                <text:p text:style-name="P78"><text:span text:style-name="Bold_5f_niv1"><text:span text:style-name="T153"><text:tab/></text:span></text:span><text:span text:style-name="T153">7</text:span><text:span text:style-name="_5f_variables"><text:span text:style-name="T5">x</text:span></text:span><text:span text:style-name="T153"> </text:span><text:span text:style-name="_5f_Symbole"><text:span text:style-name="T134">=</text:span></text:span><text:span text:style-name="T153"> 21</text:span></text:p>
              </text:list-item>
              <text:list-item>
                <text:p text:style-name="P79"><text:span text:style-name="Bold_5f_niv1"><text:span text:style-name="T153"><text:tab/></text:span></text:span><text:span text:style-name="T153">18</text:span><text:span text:style-name="_5f_variables"><text:span text:style-name="T5">x</text:span></text:span><text:span text:style-name="T153"> </text:span><text:span text:style-name="_5f_Symbole"><text:span text:style-name="T134">=</text:span></text:span><text:span text:style-name="T153"> 29</text:span></text:p>
              </text:list-item>
            </text:list>
          </text:list-item>
        </text:list>
      </text:section>
      <text:list xml:id="list4094816609" text:style-name="_5f_Numérotation_20_des_20_exercices_20_livrets">
        <text:list-item>
          <text:list>
            <text:list-header>
              <text:p text:style-name="P63"><text:span text:style-name="_5f_pointillés_20_gris"><text:span text:style-name="T46"><text:tab/></text:span></text:span></text:p>
              <text:p text:style-name="P62"><text:span text:style-name="_5f_pointillés_20_gris"><text:span text:style-name="T46"><text:tab/></text:span></text:span></text:p>
              <text:p text:style-name="P62"><text:span text:style-name="_5f_pointillés_20_gris"><text:span text:style-name="T46"><text:tab/></text:span></text:span></text:p>
              <text:p text:style-name="P62"><text:span text:style-name="_5f_pointillés_20_gris"><text:span text:style-name="T46"><text:tab/></text:span></text:span></text:p>
              <text:p text:style-name="P62"><text:span text:style-name="_5f_pointillés_20_gris"><text:span text:style-name="T46"><text:tab/></text:span></text:span></text:p>
            </text:list-header>
          </text:list>
        </text:list-item>
      </text:list>
      <text:p text:style-name="P31"><text:span text:style-name="_5f_pointillés_20_gris"><text:tab/></text:span></text:p>
      <text:list xml:id="list173519950510816" text:continue-numbering="true" text:style-name="_5f_Numérotation_20_des_20_exercices_20_livrets">
        <text:list-item>
          <text:list>
            <text:list-header>
              <text:p text:style-name="P62"><text:span text:style-name="_5f_pointillés_20_gris"><text:span text:style-name="T46"><text:tab/></text:span></text:span></text:p>
              <text:p text:style-name="P62"><text:span text:style-name="_5f_pointillés_20_gris"><text:span text:style-name="T46"><text:tab/></text:span></text:span></text:p>
            </text:list-header>
          </text:list>
        </text:list-item>
      </text:list>
      <text:p text:style-name="P31"><text:span text:style-name="_5f_pointillés_20_gris"><text:tab/></text:span></text:p>
      <text:list xml:id="list173520199657727" text:continue-numbering="true" text:style-name="_5f_Numérotation_20_des_20_exercices_20_livrets">
        <text:list-item>
          <text:list>
            <text:list-header>
              <text:p text:style-name="P62"><text:span text:style-name="_5f_pointillés_20_gris"><text:span text:style-name="T46"><text:tab/></text:span></text:span></text:p>
            </text:list-header>
          </text:list>
        </text:list-item>
      </text:list>
      <text:p text:style-name="P31"><text:span text:style-name="_5f_pointillés_20_gris"><text:tab/></text:span></text:p>
      <text:list xml:id="list173519811177619" text:continue-list="list173520119152842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51" text:outline-level="1"><text:span text:style-name="Bold_5f_niv1"><text:span text:style-name="T80"> </text:span></text:span><text:span text:style-name="Bold_5f_niv1">Suite d’opérations</text:span></text:h>
                    </text:list-item>
                  </text:list>
                </text:list-item>
              </text:list>
            </text:list-item>
          </text:list>
        </text:list-item>
      </text:list>
      <text:list xml:id="list173519281867402" text:continue-list="list173520439587870" text:style-name="liste_5f_abc">
        <text:list-item>
          <text:list>
            <text:list-item text:start-value="1">
              <text:p text:style-name="P81">Complète <text:span text:style-name="T140">les </text:span>schémas suivants.</text:p>
            </text:list-item>
          </text:list>
        </text:list-item>
      </text:list>
      <text:p text:style-name="P35"><draw:g text:anchor-type="as-char" draw:z-index="19" draw:style-name="gr1"><draw:line draw:style-name="gr2" draw:text-style-name="P114" svg:x1="2.946cm" svg:y1="0.459cm" svg:x2="3.473cm" svg:y2="0.459cm"><text:p/></draw:line><draw:rect draw:style-name="gr3" draw:text-style-name="P115" svg:width="1.317cm" svg:height="0.814cm" svg:x="0.028cm" svg:y="0.009cm"><text:p><text:span text:style-name="T157">− </text:span><text:span text:style-name="T157">4</text:span></text:p></draw:rect><draw:rect draw:style-name="gr3" draw:text-style-name="P117" svg:width="1.318cm" svg:height="0.814cm" svg:x="3.475cm" svg:y="0.013cm"><text:p text:style-name="P116"><text:span text:style-name="T158">.....</text:span></text:p></draw:rect><draw:rect draw:style-name="gr3" draw:text-style-name="P117" svg:width="1.318cm" svg:height="0.814cm" svg:x="6.98cm" svg:y="0cm"><text:p text:style-name="P116"><text:span text:style-name="T158">.....</text:span></text:p></draw:rect><draw:ellipse draw:style-name="gr3" draw:text-style-name="P115" svg:width="1.133cm" svg:height="0.682cm" svg:x="5.267cm" svg:y="0.122cm"><text:p><text:span text:style-name="T159"></text:span><text:span text:style-name="T157"> </text:span><text:span text:style-name="T157">3</text:span></text:p></draw:ellipse><draw:ellipse draw:style-name="gr3" draw:text-style-name="P118" svg:width="1.133cm" svg:height="0.682cm" svg:x="1.815cm" svg:y="0.12cm"><text:p><text:span text:style-name="T160">×</text:span><text:span text:style-name="T161"> </text:span><text:span text:style-name="T157">2</text:span></text:p></draw:ellipse><draw:rect draw:style-name="gr3" draw:text-style-name="P117" svg:width="1.317cm" svg:height="0.816cm" svg:x="0.026cm" svg:y="1.051cm"><text:p text:style-name="P116"><text:span text:style-name="T158">.....</text:span></text:p></draw:rect><draw:rect draw:style-name="gr3" draw:text-style-name="P117" svg:width="1.32cm" svg:height="0.814cm" svg:x="3.473cm" svg:y="1.057cm"><text:p text:style-name="P116"><text:span text:style-name="T158">.....</text:span></text:p></draw:rect><draw:rect draw:style-name="gr3" draw:text-style-name="P115" svg:width="1.32cm" svg:height="0.816cm" svg:x="6.978cm" svg:y="1.044cm"><text:p text:style-name="P116"><text:span text:style-name="T157">13</text:span></text:p></draw:rect><draw:rect draw:style-name="gr3" draw:text-style-name="P119" svg:width="1.32cm" svg:height="0.814cm" svg:x="0cm" svg:y="2.125cm"><text:p text:style-name="P116"><text:span text:style-name="T162">x</text:span></text:p></draw:rect><draw:rect draw:style-name="gr3" draw:text-style-name="P117" svg:width="1.32cm" svg:height="0.816cm" svg:x="3.448cm" svg:y="2.129cm"><text:p text:style-name="P116"><text:span text:style-name="T158">.....</text:span></text:p></draw:rect><draw:rect draw:style-name="gr3" draw:text-style-name="P117" svg:width="1.318cm" svg:height="0.814cm" svg:x="6.953cm" svg:y="2.117cm"><text:p text:style-name="P116"><text:span text:style-name="T158">.....</text:span></text:p></draw:rect><draw:line draw:style-name="gr4" draw:text-style-name="P120" svg:x1="1.344cm" svg:y1="0.459cm" svg:x2="1.811cm" svg:y2="0.459cm"><text:p/></draw:line><draw:line draw:style-name="gr2" draw:text-style-name="P114" svg:x1="2.946cm" svg:y1="1.463cm" svg:x2="3.473cm" svg:y2="1.463cm"><text:p/></draw:line><draw:ellipse draw:style-name="gr3" draw:text-style-name="P115" svg:width="1.133cm" svg:height="0.685cm" svg:x="1.815cm" svg:y="1.12cm"><text:p><text:span text:style-name="T163">×</text:span><text:span text:style-name="T157"> 2</text:span></text:p></draw:ellipse><draw:line draw:style-name="gr4" draw:text-style-name="P120" svg:x1="1.344cm" svg:y1="1.463cm" svg:x2="1.811cm" svg:y2="1.463cm"><text:p/></draw:line><draw:line draw:style-name="gr2" draw:text-style-name="P114" svg:x1="2.946cm" svg:y1="2.521cm" svg:x2="3.473cm" svg:y2="2.521cm"><text:p/></draw:line><draw:ellipse draw:style-name="gr3" draw:text-style-name="P115" svg:width="1.133cm" svg:height="0.682cm" svg:x="1.815cm" svg:y="2.18cm"><text:p text:style-name="P116"><text:span text:style-name="T164">×</text:span><text:span text:style-name="T157"> 2</text:span></text:p></draw:ellipse><draw:line draw:style-name="gr4" draw:text-style-name="P120" svg:x1="1.344cm" svg:y1="2.521cm" svg:x2="1.811cm" svg:y2="2.521cm"><text:p/></draw:line><draw:line draw:style-name="gr2" draw:text-style-name="P114" svg:x1="6.41cm" svg:y1="0.459cm" svg:x2="6.989cm" svg:y2="0.459cm"><text:p/></draw:line><draw:line draw:style-name="gr4" draw:text-style-name="P120" svg:x1="4.791cm" svg:y1="0.459cm" svg:x2="5.258cm" svg:y2="0.459cm"><text:p/></draw:line><draw:ellipse draw:style-name="gr3" draw:text-style-name="P115" svg:width="1.133cm" svg:height="0.682cm" svg:x="5.267cm" svg:y="1.108cm"><text:p><text:span text:style-name="T159"></text:span><text:span text:style-name="T157"> </text:span><text:span text:style-name="T157">3</text:span></text:p></draw:ellipse><draw:line draw:style-name="gr2" draw:text-style-name="P114" svg:x1="6.41cm" svg:y1="1.445cm" svg:x2="6.989cm" svg:y2="1.445cm"><text:p/></draw:line><draw:line draw:style-name="gr4" draw:text-style-name="P120" svg:x1="4.791cm" svg:y1="1.445cm" svg:x2="5.258cm" svg:y2="1.445cm"><text:p/></draw:line><draw:ellipse draw:style-name="gr3" draw:text-style-name="P115" svg:width="1.133cm" svg:height="0.683cm" svg:x="5.251cm" svg:y="2.187cm"><text:p><text:span text:style-name="T159"></text:span><text:span text:style-name="T157"> </text:span><text:span text:style-name="T157">3</text:span></text:p></draw:ellipse><draw:line draw:style-name="gr2" draw:text-style-name="P114" svg:x1="6.394cm" svg:y1="2.528cm" svg:x2="6.973cm" svg:y2="2.528cm"><text:p/></draw:line><draw:line draw:style-name="gr4" draw:text-style-name="P120" svg:x1="4.777cm" svg:y1="2.528cm" svg:x2="5.243cm" svg:y2="2.528cm"><text:p/></draw:line></draw:g></text:p>
      <text:list xml:id="list173519645965330" text:continue-numbering="true" text:style-name="liste_5f_abc">
        <text:list-item>
          <text:list>
            <text:list-item>
              <text:p text:style-name="P82"><text:tab/>Calcule 2<text:span text:style-name="T99">x</text:span> <text:span text:style-name="T146"></text:span> 3 lorsque <text:span text:style-name="T99">x</text:span> <text:span text:style-name="T82"></text:span> <text:span text:style-name="T91">─</text:span>1.</text:p>
            </text:list-item>
          </text:list>
        </text:list-item>
      </text:list>
      <text:list xml:id="list1022659820" text:style-name="_5f_Numérotation_20_des_20_exercices_20_livrets_20_bis">
        <text:list-item>
          <text:list>
            <text:list-header>
              <text:p text:style-name="P64"><text:span text:style-name="_5f_pointillés_20_gris"><text:span text:style-name="T46"><text:tab/></text:span></text:span></text:p>
            </text:list-header>
          </text:list>
        </text:list-item>
      </text:list>
      <text:list xml:id="list173518586634326" text:continue-list="list173519645965330" text:style-name="liste_5f_abc">
        <text:list-item>
          <text:list>
            <text:list-item>
              <text:p text:style-name="P83"><text:tab/>Calcule <text:span text:style-name="T99">x</text:span> lorsque 2<text:span text:style-name="T99">x</text:span> <text:span text:style-name="T146"></text:span> 3 <text:span text:style-name="T82"></text:span> 8.</text:p>
            </text:list-item>
          </text:list>
        </text:list-item>
      </text:list>
      <text:list xml:id="list173518987233237" text:continue-list="list1022659820" text:style-name="_5f_Numérotation_20_des_20_exercices_20_livrets_20_bis">
        <text:list-item>
          <text:list>
            <text:list-header>
              <text:p text:style-name="P60"><text:span text:style-name="_5f_pointillés_20_gris"><text:span text:style-name="T46"><text:tab/></text:span></text:span></text:p>
              <text:p text:style-name="P60"><text:span text:style-name="_5f_pointillés_20_gris"><text:span text:style-name="T46"><text:tab/></text:span></text:span></text:p>
            </text:list-header>
          </text:list>
        </text:list-item>
      </text:list>
      <text:list xml:id="list173519520448920" text:continue-list="list173518586634326" text:style-name="liste_5f_abc">
        <text:list-item>
          <text:list>
            <text:list-item>
              <text:p text:style-name="P83"><text:tab/>On veut résoudre l’équation<text:span text:style-name="T72"> </text:span><text:span text:style-name="T91">─</text:span>5<text:span text:style-name="T99">x</text:span> <text:span text:style-name="T146"></text:span> 9 <text:span text:style-name="T82"></text:span> 2.</text:p>
            </text:list-item>
          </text:list>
        </text:list-item>
      </text:list>
      <text:p text:style-name="P29">Dessine un schéma illustrant cette équation puis détermine <text:span text:style-name="T142">x</text:span>.</text:p>
      <text:p text:style-name="_5f_Paragraphe_20_livret_20_"/>
      <text:p text:style-name="_5f_Paragraphe_20_livret_20_"/>
      <text:p text:style-name="P30"/>
      <text:list xml:id="list173518645369407" text:continue-list="list173518987233237" text:style-name="_5f_Numérotation_20_des_20_exercices_20_livrets_20_bis">
        <text:list-item>
          <text:list>
            <text:list-header>
              <text:p text:style-name="P60"><text:span text:style-name="_5f_pointillés_20_gris"><text:span text:style-name="T46"><text:tab/></text:span></text:span></text:p>
            </text:list-header>
          </text:list>
        </text:list-item>
      </text:list>
      <text:list xml:id="list173520060884073" text:continue-list="list173519811177619" text:style-name="Num_5f_Exo">
        <text:list-item>
          <text:h text:style-name="P50" text:outline-level="1"><text:soft-page-break/> Les équations ci-dessous ont-elles la même solution que l’équation 6<text:span text:style-name="T142">x</text:span><text:span text:style-name="T72"> </text:span><text:span text:style-name="T91">─</text:span><text:span text:style-name="T72"> </text:span>9<text:span text:style-name="T73"> </text:span><text:span text:style-name="T94"></text:span><text:span text:style-name="T73"> </text:span>12<text:span text:style-name="T72"> </text:span><text:span text:style-name="T91">─</text:span><text:span text:style-name="T72"> </text:span>3<text:span text:style-name="T142">x</text:span><text:span text:style-name="T101"> </text:span>? Justifie.</text:h>
        </text:list-item>
      </text:list>
      <text:list xml:id="list173520079681118" text:continue-list="list173519520448920" text:style-name="liste_5f_abc">
        <text:list-item text:start-value="1">
          <text:p text:style-name="P86">2<text:span text:style-name="T142">x</text:span><text:span text:style-name="T72"> </text:span><text:span text:style-name="T91">─</text:span><text:span text:style-name="T72"> 3</text:span><text:span text:style-name="T73"> </text:span><text:span text:style-name="T82"></text:span><text:span text:style-name="T73"> 4</text:span><text:span text:style-name="T72"> </text:span><text:span text:style-name="T91">─</text:span><text:span text:style-name="T72"> </text:span><text:span text:style-name="T142">x<text:tab/></text:span><text:span text:style-name="T148">¨</text:span><text:span text:style-name="T58"> oui <text:s text:c="8"/></text:span><text:span text:style-name="T148">¨</text:span><text:span text:style-name="T58"> non</text:span></text:p>
        </text:list-item>
      </text:list>
      <text:list xml:id="list173519143450481" text:continue-list="list173518645369407" text:style-name="_5f_Numérotation_20_des_20_exercices_20_livrets">
        <text:list-item>
          <text:list>
            <text:list-header>
              <text:p text:style-name="P61"><text:span text:style-name="_5f_pointillés_20_gris"><text:span text:style-name="T46"><text:tab/></text:span></text:span></text:p>
            </text:list-header>
          </text:list>
        </text:list-item>
      </text:list>
      <text:list xml:id="list173520133282038" text:continue-list="list173520079681118" text:style-name="liste_5f_abc">
        <text:list-item>
          <text:p text:style-name="P86">2<text:span text:style-name="T142">x</text:span><text:span text:style-name="T72"> </text:span><text:span text:style-name="T91">─</text:span><text:span text:style-name="T72"> 3</text:span><text:span text:style-name="T73"> </text:span><text:span text:style-name="T94"></text:span><text:span text:style-name="T73"> 6</text:span><text:span text:style-name="T72"> </text:span><text:span text:style-name="T91">─</text:span><text:span text:style-name="T72"> </text:span><text:span text:style-name="T142">x</text:span> <text:tab/><text:span text:style-name="T148">¨</text:span><text:span text:style-name="T58"> oui <text:s text:c="8"/></text:span><text:span text:style-name="T148">¨</text:span><text:span text:style-name="T58"> non</text:span></text:p>
        </text:list-item>
      </text:list>
      <text:list xml:id="list173520079470243" text:continue-list="list173519143450481" text:style-name="_5f_Numérotation_20_des_20_exercices_20_livrets">
        <text:list-item>
          <text:list>
            <text:list-header>
              <text:p text:style-name="P61"><text:span text:style-name="_5f_pointillés_20_gris"><text:span text:style-name="T46"><text:tab/></text:span></text:span></text:p>
            </text:list-header>
          </text:list>
        </text:list-item>
      </text:list>
      <text:list xml:id="list173518903917203" text:continue-list="list173520133282038" text:style-name="liste_5f_abc">
        <text:list-item>
          <text:p text:style-name="P86">6<text:span text:style-name="T142">x</text:span><text:span text:style-name="T72"> </text:span><text:span text:style-name="T145"></text:span><text:span text:style-name="T72"> 3</text:span><text:span text:style-name="T143">x</text:span><text:span text:style-name="T73"> </text:span><text:span text:style-name="T94"></text:span><text:span text:style-name="T73"> </text:span>12<text:span text:style-name="T72"> </text:span><text:span text:style-name="T91"></text:span><text:span text:style-name="T73"> </text:span>9<text:tab/><text:span text:style-name="T148">¨</text:span><text:span text:style-name="T58"> oui <text:s text:c="8"/></text:span><text:span text:style-name="T148">¨</text:span><text:span text:style-name="T58"> non</text:span></text:p>
        </text:list-item>
      </text:list>
      <text:list xml:id="list173519356427422" text:continue-list="list173520079470243" text:style-name="_5f_Numérotation_20_des_20_exercices_20_livrets">
        <text:list-item>
          <text:list>
            <text:list-header>
              <text:p text:style-name="P61"><text:span text:style-name="_5f_pointillés_20_gris"><text:span text:style-name="T46"><text:tab/></text:span></text:span></text:p>
            </text:list-header>
          </text:list>
        </text:list-item>
      </text:list>
      <text:list xml:id="list173518973740390" text:continue-list="list173518903917203" text:style-name="liste_5f_abc">
        <text:list-item>
          <text:p text:style-name="P86">9<text:span text:style-name="T142">x</text:span><text:span text:style-name="T72"> </text:span><text:span text:style-name="T91">─</text:span><text:span text:style-name="T72"> </text:span>9<text:span text:style-name="T73"> </text:span><text:span text:style-name="T94"></text:span><text:span text:style-name="T73"> </text:span>12<text:tab/><text:span text:style-name="T148">¨</text:span><text:span text:style-name="T58"> oui <text:s text:c="8"/></text:span><text:span text:style-name="T148">¨</text:span><text:span text:style-name="T58"> non</text:span></text:p>
        </text:list-item>
      </text:list>
      <text:list xml:id="list173519262173573" text:continue-list="list173519356427422" text:style-name="_5f_Numérotation_20_des_20_exercices_20_livrets">
        <text:list-item>
          <text:list>
            <text:list-header>
              <text:p text:style-name="P61"><text:span text:style-name="_5f_pointillés_20_gris"><text:span text:style-name="T46"><text:tab/></text:span></text:span></text:p>
            </text:list-header>
          </text:list>
        </text:list-item>
      </text:list>
      <text:list xml:id="list173519446315966" text:continue-list="list173520060884073" text:style-name="Num_5f_Exo">
        <text:list-item>
          <text:h text:style-name="P53" text:outline-level="1"> Paul a résolu l’équation 3<text:span text:style-name="T99">x</text:span> <text:span text:style-name="T91">─</text:span> 5 <text:span text:style-name="T82"></text:span> <text:span text:style-name="T99">x</text:span> <text:span text:style-name="T146"></text:span> 7. <text:line-break/>Décris chaque étape de son raisonnement.</text:h>
        </text:list-item>
      </text:list>
      <text:section text:style-name="Sect6" text:name="Section1">
        <text:list xml:id="list173520315800691" text:continue-list="list173519262173573" text:style-name="_5f_Numérotation_20_des_20_exercices_20_livrets_20_bis">
          <text:list-item>
            <text:list>
              <text:list-header>
                <text:p text:style-name="P95"><text:span text:style-name="T149"><text:s/></text:span>3<text:span text:style-name="Variable"><text:span text:style-name="T99">x</text:span></text:span><text:span text:style-name="T140"> </text:span><text:span text:style-name="T84">─</text:span><text:span text:style-name="T140"> 5 </text:span><text:span text:style-name="T84">─</text:span><text:span text:style-name="T140"> </text:span><text:span text:style-name="Variable"><text:span text:style-name="T99">x</text:span></text:span><text:span text:style-name="T140"> </text:span><text:span text:style-name="T82"></text:span><text:span text:style-name="T140"> </text:span><text:span text:style-name="Variable"><text:span text:style-name="T99">x</text:span></text:span><text:span text:style-name="T140"> </text:span><text:span text:style-name="T147"></text:span><text:span text:style-name="T140"> 7 </text:span><text:span text:style-name="T84">─</text:span><text:span text:style-name="T140"> </text:span><text:span text:style-name="Variable"><text:span text:style-name="T99">x</text:span></text:span></text:p>
              </text:list-header>
            </text:list>
          </text:list-item>
        </text:list>
        <text:p text:style-name="P42"><text:tab/>2<text:span text:style-name="T99">x</text:span> <text:span text:style-name="T97">─</text:span> 5 <text:tab/><text:span text:style-name="T96"></text:span> 7</text:p>
        <text:p text:style-name="P36">2<text:span text:style-name="T99">x</text:span> <text:span text:style-name="T97">─</text:span> 5 <text:span text:style-name="T146"></text:span> 5 <text:span text:style-name="T96"></text:span> 7 <text:span text:style-name="T146"></text:span> 5</text:p>
        <text:p text:style-name="P43"><text:tab/>2<text:span text:style-name="T99">x</text:span> <text:tab/><text:span text:style-name="T96"></text:span> 12</text:p>
        <text:p text:style-name="P48"><text:tab/><draw:frame draw:style-name="fr5" draw:name="Objet1" text:anchor-type="as-char" svg:width="1.52cm" svg:height="0.928cm" draw:z-index="1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text:p text:style-name="P44"><text:span text:style-name="T99"><text:tab/>x</text:span> <text:tab/><text:span text:style-name="T82"></text:span><text:span text:style-name="T57"> 6</text:span></text:p>
        <text:p text:style-name="P27"><text:span text:style-name="_5f_pointillés_20_gris"><text:span text:style-name="T46"><text:tab/></text:span></text:span></text:p>
        <text:p text:style-name="P27"><text:span text:style-name="_5f_pointillés_20_gris"><text:span text:style-name="T46"><text:tab/></text:span></text:span></text:p>
        <text:p text:style-name="P27"><text:span text:style-name="_5f_pointillés_20_gris"><text:span text:style-name="T46"><text:tab/></text:span></text:span></text:p>
        <text:p text:style-name="P27"><text:span text:style-name="_5f_pointillés_20_gris"><text:span text:style-name="T46"><text:tab/></text:span></text:span></text:p>
        <text:p text:style-name="P27"><text:span text:style-name="_5f_pointillés_20_gris"><text:span text:style-name="T46"><text:tab/></text:span></text:span></text:p>
        <text:p text:style-name="P27"><text:span text:style-name="_5f_pointillés_20_gris"><text:span text:style-name="T46"><text:tab/></text:span></text:span></text:p>
      </text:section>
      <text:list xml:id="list173520103854052" text:continue-list="list173519446315966" text:style-name="Num_5f_Exo">
        <text:list-item>
          <text:h text:style-name="P50" text:outline-level="1"> Résous les équations suivantes.</text:h>
        </text:list-item>
      </text:list>
      <text:section text:style-name="Sect7" text:name="Section2">
        <text:list xml:id="list173518800588367" text:continue-list="list173518973740390" text:style-name="liste_5f_abc">
          <text:list-item text:start-value="1">
            <text:p text:style-name="P90">5<text:span text:style-name="T99">x</text:span><text:span text:style-name="T140"> </text:span><text:span text:style-name="T84">─</text:span><text:span text:style-name="T140"> </text:span>2 <text:span text:style-name="T82"></text:span> <text:span text:style-name="Variable"><text:span text:style-name="T83">─</text:span></text:span>7</text:p>
          </text:list-item>
        </text:list>
        <text:list xml:id="list173519902691515" text:continue-list="list173520315800691" text:style-name="_5f_Numérotation_20_des_20_exercices_20_livrets">
          <text:list-header>
            <text:p text:style-name="P62"><text:span text:style-name="_5f_pointillés_20_gris"><text:span text:style-name="T46"><text:tab/></text:span></text:span></text:p>
            <text:p text:style-name="P62"><text:span text:style-name="_5f_pointillés_20_gris"><text:span text:style-name="T46"><text:tab/></text:span></text:span></text:p>
            <text:p text:style-name="P62"><text:span text:style-name="_5f_pointillés_20_gris"><text:span text:style-name="T46"><text:tab/></text:span></text:span></text:p>
          </text:list-header>
        </text:list>
        <text:p text:style-name="P36"><text:span text:style-name="_5f_pointillés_20_gris"><text:span text:style-name="T53">Vérification :</text:span></text:span></text:p>
        <text:p text:style-name="P45"><text:span text:style-name="_5f_pointillés_20_gris"><text:span text:style-name="T47">Si </text:span></text:span><text:span text:style-name="_5f_pointillés_20_gris"><text:span text:style-name="T54">x</text:span></text:span><text:span text:style-name="_5f_pointillés_20_gris"><text:span text:style-name="T47"> </text:span></text:span><text:span text:style-name="_5f_pointillés_20_gris"><text:span text:style-name="T48"></text:span></text:span><text:span text:style-name="_5f_pointillés_20_gris"><text:span text:style-name="T47"> </text:span></text:span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list xml:id="list173520497501554" text:continue-list="list173518800588367" text:style-name="liste_5f_abc">
          <text:list-item>
            <text:p text:style-name="P87"><text:span text:style-name="T140">9</text:span><text:span text:style-name="T99">x</text:span><text:span text:style-name="T140"> </text:span><text:span text:style-name="T84">─</text:span><text:span text:style-name="T140"> 64 </text:span><text:span text:style-name="T82"></text:span><text:span text:style-name="T140"> </text:span><text:span text:style-name="T84">─</text:span><text:span text:style-name="T140">1</text:span></text:p>
          </text:list-item>
        </text:list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6"><text:span text:style-name="_5f_pointillés_20_gris"><text:span text:style-name="T53">Vérification :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</text:section>
      <text:list xml:id="list173519588855553" text:continue-list="list173520103854052" text:style-name="Num_5f_Exo">
        <text:list-item>
          <text:h text:style-name="P54" text:outline-level="1"> Résous les équations suivantes.</text:h>
        </text:list-item>
      </text:list>
      <text:section text:style-name="Sect7" text:name="Section9">
        <text:list xml:id="list173520334837080" text:continue-list="list173520497501554" text:style-name="liste_5f_abc">
          <text:list-item text:start-value="1">
            <text:p text:style-name="P91">3<text:span text:style-name="T99">x</text:span> <text:span text:style-name="T146"></text:span> 2 <text:span text:style-name="T82"></text:span> <text:span text:style-name="T99">x</text:span> <text:span text:style-name="T146"></text:span> 6</text:p>
          </text:list-item>
        </text:list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list xml:id="list173519843860020" text:continue-list="list173519902691515" text:style-name="_5f_Numérotation_20_des_20_exercices_20_livrets_20_bis">
          <text:list-item>
            <text:list>
              <text:list-header>
                <text:p text:style-name="P93">Vérification :</text:p>
              </text:list-header>
            </text:list>
          </text:list-item>
        </text:list>
        <text:p text:style-name="P32"><text:span text:style-name="_5f_pointillés_20_gris"><text:span text:style-name="T46"><text:tab/></text:span></text:span></text:p>
        <text:p text:style-name="P32"><text:span text:style-name="_5f_pointillés_20_gris"><text:span text:style-name="T46"><text:tab/></text:span></text:span></text:p>
        <text:p text:style-name="P32"><text:span text:style-name="_5f_pointillés_20_gris"><text:span text:style-name="T46"><text:tab/></text:span></text:span></text:p>
        <text:p text:style-name="P32"><text:span text:style-name="_5f_pointillés_20_gris"><text:span text:style-name="T46"><text:tab/></text:span></text:span></text:p>
        <text:p text:style-name="P32"><text:span text:style-name="_5f_pointillés_20_gris"><text:span text:style-name="T46"><text:tab/></text:span></text:span></text:p>
        <text:list xml:id="list173518742478909" text:continue-list="list173520334837080" text:style-name="liste_5f_abc">
          <text:list-item>
            <text:p text:style-name="P91"><text:span text:style-name="T91">─</text:span>8<text:span text:style-name="T99">x</text:span> <text:span text:style-name="T146"></text:span> 3 <text:span text:style-name="T82"></text:span> 5<text:span text:style-name="T99">x</text:span> <text:span text:style-name="T91">─</text:span> 2</text:p>
          </text:list-item>
        </text:list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list xml:id="list173519121613355" text:continue-list="list173519843860020" text:style-name="_5f_Numérotation_20_des_20_exercices_20_livrets_20_bis">
          <text:list-item>
            <text:list>
              <text:list-header>
                <text:p text:style-name="P88">Vérification :</text:p>
              </text:list-header>
            </text:list>
          </text:list-item>
        </text:list>
        <text:p text:style-name="P32"><text:span text:style-name="_5f_pointillés_20_gris"><text:span text:style-name="T46"><text:tab/></text:span></text:span></text:p>
        <text:p text:style-name="P32"><text:span text:style-name="_5f_pointillés_20_gris"><text:span text:style-name="T46"><text:tab/></text:span></text:span></text:p>
        <text:p text:style-name="P32"><text:span text:style-name="_5f_pointillés_20_gris"><text:span text:style-name="T46"><text:tab/></text:span></text:span></text:p>
        <text:p text:style-name="P32"><text:span text:style-name="_5f_pointillés_20_gris"><text:span text:style-name="T46"><text:tab/></text:span></text:span></text:p>
        <text:p text:style-name="P32"><text:span text:style-name="_5f_pointillés_20_gris"><text:span text:style-name="T46"><text:tab/></text:span></text:span></text:p>
      </text:section>
      <text:list xml:id="list173520123146844" text:continue-list="list173519588855553" text:style-name="Num_5f_Exo">
        <text:list-item>
          <text:h text:style-name="P113" text:outline-level="1"> Résous les équations suivantes.</text:h>
        </text:list-item>
      </text:list>
      <text:section text:style-name="Sect7" text:name="Section3">
        <text:list xml:id="list173518807834037" text:continue-list="list173518742478909" text:style-name="liste_5f_abc">
          <text:list-item text:start-value="1">
            <text:p text:style-name="P91"><text:span text:style-name="_5f_BVS"><text:span text:style-name="T92">─</text:span></text:span><text:span text:style-name="_5f_BVS"><text:span text:style-name="T150">5</text:span></text:span><text:span text:style-name="T99">x</text:span> <text:span text:style-name="T146"></text:span> 2 <text:span text:style-name="T85"></text:span><text:span text:style-name="T59"> </text:span><text:span text:style-name="T83">─</text:span><text:span text:style-name="_5f_BVS"><text:span text:style-name="T150">9</text:span></text:span><text:span text:style-name="T99">x</text:span><text:span text:style-name="T59"> </text:span><text:span text:style-name="T98">─</text:span><text:span text:style-name="T60"> </text:span>6</text:p>
          </text:list-item>
        </text:list>
        <text:p text:style-name="P45"><text:span text:style-name="_5f_pointillés_20_gris"><text:span text:style-name="T46"><text:tab/></text:span></text:span></text:p>
        <text:p text:style-name="P45"><text:span text:style-name="_5f_pointillés_20_gris"><text:span text:style-name="T46"><text:tab/></text:span></text:span></text:p>
        <text:p text:style-name="P45"><text:span text:style-name="_5f_pointillés_20_gris"><text:span text:style-name="T46"><text:tab/></text:span></text:span></text:p>
        <text:p text:style-name="P45"><text:span text:style-name="_5f_pointillés_20_gris"><text:span text:style-name="T46"><text:tab/></text:span></text:span></text:p>
        <text:p text:style-name="P45"><text:span text:style-name="_5f_pointillés_20_gris"><text:span text:style-name="T46"><text:tab/></text:span></text:span></text:p>
        <text:p text:style-name="P45"><text:span text:style-name="_5f_pointillés_20_gris"><text:span text:style-name="T46"><text:tab/></text:span></text:span></text:p>
        <text:p text:style-name="P45"><text:span text:style-name="_5f_pointillés_20_gris"><text:span text:style-name="T46"><text:tab/></text:span></text:span></text:p>
        <text:list xml:id="list173519101616078" text:continue-numbering="true" text:style-name="liste_5f_abc">
          <text:list-item>
            <text:p text:style-name="P91"><text:span text:style-name="T150">1</text:span>8<text:span text:style-name="T99">x</text:span><text:span text:style-name="T59"> </text:span><text:span text:style-name="T98">─</text:span><text:span text:style-name="T60"> </text:span><text:span text:style-name="_5f_BVS"><text:span text:style-name="T150">8</text:span></text:span> <text:span text:style-name="T82"></text:span> <text:span text:style-name="_5f_BVS"><text:span text:style-name="T150">40</text:span></text:span> <text:span text:style-name="T91">─</text:span> 2<text:span text:style-name="T150">5</text:span><text:span text:style-name="T100">x</text:span></text:p>
          </text:list-item>
        </text:list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  <text:p text:style-name="P31"><text:span text:style-name="_5f_pointillés_20_gris"><text:span text:style-name="T46"><text:tab/></text:span></text:span></text:p>
      </text:section>
      <text:list xml:id="list173518749333600" text:continue-list="list173520123146844" text:style-name="Num_5f_Exo">
        <text:list-item>
          <text:h text:style-name="P55" text:outline-level="1"> On considère l’équation <draw:frame draw:style-name="fr4" draw:name="Objet3" text:anchor-type="as-char" svg:width="2.729cm" svg:height="0.928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.</text:h>
        </text:list-item>
      </text:list>
      <text:list xml:id="list173520458086589" text:continue-list="list173519101616078" text:style-name="liste_5f_abc">
        <text:list-item>
          <text:list>
            <text:list-item>
              <text:list>
                <text:list-item>
                  <text:list>
                    <text:list-item text:start-value="1">
                      <text:p text:style-name="P94">Écris <text:span text:style-name="T151">tous</text:span> les termes des deux membres avec <text:span text:style-name="T152">le</text:span> même dénominateur <text:span text:style-name="T152">égal à 12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7352336" text:style-name="_5f_Numérotation_20_des_20_exercices_20_livrets">
        <text:list-item>
          <text:list>
            <text:list-header>
              <text:p text:style-name="P65"><text:span text:style-name="_5f_pointillés_20_gris"><text:span text:style-name="T46"><text:tab/></text:span></text:span></text:p>
            </text:list-header>
          </text:list>
        </text:list-item>
      </text:list>
      <text:list xml:id="list173518650138747" text:continue-list="list173520458086589" text:style-name="liste_5f_abc">
        <text:list-item>
          <text:list>
            <text:list-item>
              <text:list>
                <text:list-item>
                  <text:list>
                    <text:list-item>
                      <text:p text:style-name="P84">Simplifie l’équation en multipliant chaque membre de l’équation par 12.</text:p>
                    </text:list-item>
                  </text:list>
                </text:list-item>
              </text:list>
            </text:list-item>
          </text:list>
        </text:list-item>
      </text:list>
      <text:list xml:id="list173519999436264" text:continue-list="list37352336" text:style-name="_5f_Numérotation_20_des_20_exercices_20_livrets">
        <text:list-item>
          <text:list>
            <text:list-header>
              <text:p text:style-name="P66"><text:span text:style-name="_5f_pointillés_20_gris"><text:span text:style-name="T46"><text:tab/></text:span></text:span></text:p>
              <text:p text:style-name="P66"><text:span text:style-name="_5f_pointillés_20_gris"><text:span text:style-name="T46"><text:tab/></text:span></text:span></text:p>
            </text:list-header>
          </text:list>
        </text:list-item>
      </text:list>
      <text:list xml:id="list173519066397980" text:continue-list="list173518650138747" text:style-name="liste_5f_abc">
        <text:list-item>
          <text:p text:style-name="P68"><text:span text:style-name="_5f_pointillés_20_gris"><text:span text:style-name="T55">Résous l’équation obtenue.</text:span></text:span></text:p>
        </text:list-item>
      </text:list>
      <text:list xml:id="list173519732775886" text:continue-list="list173519999436264" text:style-name="_5f_Numérotation_20_des_20_exercices_20_livrets">
        <text:list-item>
          <text:list>
            <text:list-header>
              <text:p text:style-name="P66"><text:span text:style-name="_5f_pointillés_20_gris"><text:span text:style-name="T46"><text:tab/></text:span></text:span></text:p>
              <text:p text:style-name="P66"><text:span text:style-name="_5f_pointillés_20_gris"><text:span text:style-name="T46"><text:tab/></text:span></text:span></text:p>
            </text:list-header>
          </text:list>
        </text:list-item>
      </text:list>
      <text:list xml:id="list173519727571958" text:continue-list="list173519066397980" text:style-name="liste_5f_abc">
        <text:list-item>
          <text:p text:style-name="P85">Résous les équations suivantes.</text:p>
        </text:list-item>
      </text:list>
      <text:list xml:id="list3346508473" text:style-name="L1">
        <text:list-item text:start-value="1">
          <text:p text:style-name="P92"><draw:frame draw:style-name="fr4" draw:name="Objet12" text:anchor-type="as-char" svg:width="2.344cm" svg:height="0.928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/text:list-item>
      </text:list>
      <text:list xml:id="list173519518977190" text:continue-list="list173519121613355" text:style-name="_5f_Numérotation_20_des_20_exercices_20_livrets">
        <text:list-item>
          <text:list>
            <text:list-header>
              <text:p text:style-name="P67"><text:span text:style-name="_5f_pointillés_20_gris"><text:span text:style-name="T46"><text:tab/></text:span></text:span></text:p>
              <text:p text:style-name="P67"><text:span text:style-name="_5f_pointillés_20_gris"><text:span text:style-name="T46"><text:tab/></text:span></text:span></text:p>
              <text:p text:style-name="P67"><text:span text:style-name="_5f_pointillés_20_gris"><text:span text:style-name="T46"><text:tab/></text:span></text:span></text:p>
            </text:list-header>
          </text:list>
        </text:list-item>
      </text:list>
      <text:list xml:id="list1991103792" text:style-name="L2">
        <text:list-item>
          <text:p text:style-name="P89"><draw:frame draw:style-name="fr4" draw:name="Objet13" text:anchor-type="as-char" svg:width="3.076cm" svg:height="0.928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/text:list-item>
      </text:list>
      <text:list xml:id="list173518668112956" text:continue-list="list173519518977190" text:style-name="_5f_Numérotation_20_des_20_exercices_20_livrets">
        <text:list-item>
          <text:list>
            <text:list-header>
              <text:p text:style-name="P67"><text:span text:style-name="_5f_pointillés_20_gris"><text:span text:style-name="T46"><text:tab/></text:span></text:span></text:p>
              <text:p text:style-name="P67"><text:span text:style-name="_5f_pointillés_20_gris"><text:span text:style-name="T46"><text:tab/></text:span></text:span></text:p>
            </text:list-header>
          </text:list>
        </text:list-item>
      </text:list>
      <text:p text:style-name="FILET_5f_POINTILLES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2" svg:font-family="StarSymbol" style:font-charset="x-symbol"/>
    <style:font-face style:name="Lucida Sans2" svg:font-family="'Lucida Sans'" style:font-pitch="variable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Times New Roman2" svg:font-family="'Times New Roman'" style:font-pitch="variable" style:font-charset="x-symbol"/>
    <style:font-face style:name="Wingdings1" svg:font-family="Wingdings" style:font-adornments="cursiva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3" svg:font-family="'Lucida Sans'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OpenSymbol1" svg:font-family="OpenSymbol" style:font-pitch="variable"/>
    <style:font-face style:name="SimSun1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5" svg:font-family="'Times New Roman'" style:font-adornments="Italique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4" svg:font-family="'Lucida Sans'" style:font-family-generic="swiss" style:font-pitch="variable"/>
    <style:font-face style:name="SimSun2" svg:font-family="SimSun" style:font-family-generic="swiss" style:font-pitch="variable"/>
    <style:font-face style:name="Times New Roman3" svg:font-family="'Times New Roman'" style:font-family-generic="swiss" style:font-pitch="variable"/>
    <style:font-face style:name="Wingdings" svg:font-family="Wingdings" style:font-adornments="Roman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loext:contextual-spacing="false" style:page-number="auto" style:writing-mode="lr-tb">
        <style:tab-stops/>
      </style:paragraph-properties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2" fo:font-family="StarSymbol" style:font-charset="x-symbol" fo:font-size="9pt" style:font-name-asian="StarSymbol2" style:font-family-asian="StarSymbol" style:font-charset-asian="x-symbol" style:font-size-asian="9pt" style:font-name-complex="StarSymbol2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5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3" fo:font-family="OpenSymbol" style:font-pitch="variable" style:font-charset="x-symbol" fo:font-size="10pt" fo:font-style="normal"/>
    </style:style>
    <style:style style:name="_5f_Niveau_5f_rouge" style:display-name="_Niveau_rouge" style:family="text" style:parent-style-name="_5f_Niveau_5f_orange">
      <style:text-properties style:use-window-font-color="true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2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2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2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2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2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2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2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2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2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2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2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2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2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2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2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2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2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2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2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2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2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2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2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2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2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2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2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2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2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2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2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2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2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2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2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2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2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2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2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2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2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2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2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2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2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2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2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2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2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2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Numéro_20_dans_20_exercice" style:display-name="Numéro dans exercice">
      <text:list-level-style-number text:level="1" text:style-name="Bold_5f_niv2" style:num-prefix=" " style:num-suffix=" " style:num-format="a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number text:level="3" text:style-name="Bold_5f_niv2" style:num-prefix=" " style:num-format="a">
        <style:list-level-properties text:min-label-distance="0.3cm"/>
      </text:list-level-style-number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2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2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2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2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2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2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2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2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2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2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2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2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2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2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2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variant="normal" fo:text-transform="none" fo:color="#d7e12c" style:font-name="Bitstream Vera Sans2" fo:font-size="16pt" fo:font-style="normal" fo:text-shadow="none" fo:font-weight="bold" officeooo:rsid="003afe4d" officeooo:paragraph-rsid="005bbf66" style:font-size-asian="16pt" style:font-style-asian="normal" style:font-size-complex="16pt" style:font-style-complex="normal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fo:text-transform="uppercase" fo:color="#808080" style:font-name="Bitstream Vera Sans" fo:font-size="9pt" officeooo:rsid="0039b65c" officeooo:paragraph-rsid="005bbf66" fo:background-color="transparen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8" draw:name="Forme1" draw:style-name="Mgr1" draw:text-style-name="MP25" svg:width="4.329cm" svg:height="2.24cm" svg:x="-1.499cm" svg:y="-1cm" svg:viewBox="0 0 4330 2241" svg:d="M0 2241l3984-288c209-15 363-168 345-342l-170-1611h-4159z"><text:p/></draw:path><draw:line text:anchor-type="paragraph" draw:z-index="14" draw:name="Forme3" draw:style-name="Mgr2" draw:text-style-name="MP26" svg:x1="10.823cm" svg:y1="0.36cm" svg:x2="20.496cm" svg:y2="0.36cm"><text:p/></draw:line><draw:frame text:anchor-type="paragraph" draw:z-index="17" draw:name="Forme2" draw:style-name="Mgr3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Résoudre une équation</text:p>
      </style:header>
      <style:footer>
        <text:p text:style-name="MP28"><draw:frame draw:style-name="Mfr1" draw:name="Cadre1" text:anchor-type="paragraph" svg:y="-0.06cm" draw:z-index="1"><draw:text-box fo:min-height="0.499cm" fo:min-width="2cm"><draw:frame draw:style-name="Mfr2" draw:name="Cadre2" text:anchor-type="frame" svg:x="0.45cm" svg:y="0.079cm" svg:width="0.817cm" draw:z-index="3"><draw:text-box fo:min-height="0.355cm"><text:p text:style-name="MP29"><draw:g text:anchor-type="paragraph" draw:z-index="10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55</text:page-number></text:p></draw:text-box></draw:frame><text:p text:style-name="MP31">Équations • A8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2T17:35:17.855000000</dc:date>
    <meta:editing-duration>PT9H4M42S</meta:editing-duration>
    <meta:editing-cycles>83</meta:editing-cycles>
    <meta:generator>LibreOffice/6.3.3.2$Windows_X86_64 LibreOffice_project/a64200df03143b798afd1ec74a12ab50359878ed</meta:generator>
    <dc:subject>fraction-nombre </dc:subject>
    <dc:title>A3_5 série 1 </dc:title>
    <meta:document-statistic meta:table-count="2" meta:image-count="0" meta:object-count="9" meta:page-count="3" meta:paragraph-count="236" meta:word-count="847" meta:character-count="3649" meta:non-whitespace-character-count="2445"/>
  </office:meta>
</office:document-meta>
</file>

<file path=Object 1/content.xml><?xml version="1.0" encoding="utf-8"?>
<math xmlns="http://www.w3.org/1998/Math/MathML" display="block">
  <semantics>
    <mfrac>
      <mn>7</mn>
      <mn>3</mn>
    </mfrac>
    <annotation encoding="StarMath 5.0">7 over 3</annotation>
  </semantics>
</math>
</file>

<file path=Object 2/content.xml><?xml version="1.0" encoding="utf-8"?>
<math xmlns="http://www.w3.org/1998/Math/MathML" display="block">
  <semantics>
    <mfrac>
      <mn>1</mn>
      <mn>3</mn>
    </mfrac>
    <annotation encoding="StarMath 5.0">1 over {  3}</annotation>
  </semantics>
</math>
</file>

<file path=Object 3/content.xml><?xml version="1.0" encoding="utf-8"?>
<math xmlns="http://www.w3.org/1998/Math/MathML" display="block">
  <semantics>
    <mfrac>
      <mn>7</mn>
      <mstyle color="purple">
        <mstyle mathvariant="bold">
          <mn>3</mn>
        </mstyle>
      </mstyle>
    </mfrac>
    <annotation encoding="StarMath 5.0">7 over {color purple bold 3}</annotation>
  </semantics>
</math>
</file>

<file path=Object 4/content.xml><?xml version="1.0" encoding="utf-8"?>
<math xmlns="http://www.w3.org/1998/Math/MathML" display="block">
  <semantics>
    <mrow>
      <mn>7</mn>
      <mrow>
        <mspace width="0.5em"/>
        <mo stretchy="false">×</mo>
        <mspace width="0.5em"/>
      </mrow>
      <mstyle mathsize="12pt">
        <mtext>m</mtext>
      </mstyle>
      <mrow>
        <mspace width="0.5em"/>
        <mo stretchy="false">=</mo>
        <mspace width="0.5em"/>
      </mrow>
      <mn>15</mn>
    </mrow>
    <annotation encoding="StarMath 5.0">{7}`times`size 12{"m"}`=`{15}</annotation>
  </semantics>
</math>
</file>

<file path=Object 5/content.xml><?xml version="1.0" encoding="utf-8"?>
<math xmlns="http://www.w3.org/1998/Math/MathML" display="block">
  <semantics>
    <mrow>
      <mstyle mathsize="12pt">
        <mtext>t</mtext>
      </mstyle>
      <mrow>
        <mspace width="0.5em"/>
        <mo stretchy="false">×</mo>
        <mspace width="0.5em"/>
      </mrow>
      <mn>5</mn>
      <mrow>
        <mspace width="0.5em"/>
        <mo stretchy="false">=</mo>
        <mspace width="0.5em"/>
      </mrow>
      <mn>3,5</mn>
    </mrow>
    <annotation encoding="StarMath 5.0">size 12{"t"}`times`{5}`=`{3,5}</annotation>
  </semantics>
</math>
</file>

<file path=Object 6/content.xml><?xml version="1.0" encoding="utf-8"?>
<math xmlns="http://www.w3.org/1998/Math/MathML" display="block">
  <semantics>
    <mrow>
      <mfrac>
        <mrow>
          <mn>2</mn>
          <mstyle mathsize="12pt">
            <mi>x</mi>
          </mstyle>
        </mrow>
        <mn>2</mn>
      </mfrac>
      <mrow>
        <mspace width="0.5em"/>
        <mo stretchy="false">=</mo>
        <mspace width="0.5em"/>
      </mrow>
      <mfrac>
        <mn>12</mn>
        <mn>2</mn>
      </mfrac>
    </mrow>
    <annotation encoding="StarMath 5.0">{2 size 12 {x}} over 2`=` 12 over 2</annotation>
  </semantics>
</math>
</file>

<file path=Object 7/content.xml><?xml version="1.0" encoding="utf-8"?>
<math xmlns="http://www.w3.org/1998/Math/MathML" display="block">
  <semantics>
    <mrow>
      <mfrac>
        <mrow>
          <mn>2</mn>
          <mstyle mathsize="12pt">
            <mi>x</mi>
          </mstyle>
        </mrow>
        <mn>3</mn>
      </mfrac>
      <mspace width="0.5em"/>
      <mi mathvariant="normal">@</mi>
      <mspace width="0.5em"/>
      <mn>5</mn>
      <mrow>
        <mspace width="0.5em"/>
        <mo stretchy="false">=</mo>
        <mspace width="0.5em"/>
      </mrow>
      <mfrac>
        <mstyle mathsize="12pt">
          <mi>x</mi>
        </mstyle>
        <mn>4</mn>
      </mfrac>
      <mspace width="0.5em"/>
      <mi mathvariant="normal">@</mi>
      <mspace width="0.5em"/>
      <mfrac>
        <mn>1</mn>
        <mn>2</mn>
      </mfrac>
    </mrow>
    <annotation encoding="StarMath 5.0">{2 {size 12 x}} over 3` %UxE083 `5` =`{size 12 x } over 4` %UxE083 `1 over 2</annotation>
  </semantics>
</math>
</file>

<file path=Object 8/content.xml><?xml version="1.0" encoding="utf-8"?>
<math xmlns="http://www.w3.org/1998/Math/MathML" display="block">
  <semantics>
    <mrow>
      <mfrac>
        <mrow>
          <mn>2</mn>
          <mstyle mathsize="12pt">
            <mi>x</mi>
          </mstyle>
        </mrow>
        <mn>5</mn>
      </mfrac>
      <mrow>
        <mspace width="0.5em"/>
        <mo stretchy="false">−</mo>
        <mspace width="0.5em"/>
      </mrow>
      <mfrac>
        <mn>1</mn>
        <mn>10</mn>
      </mfrac>
      <mrow>
        <mspace width="0.5em"/>
        <mo stretchy="false">=</mo>
        <mspace width="0.5em"/>
      </mrow>
      <mfrac>
        <mn>1</mn>
        <mn>2</mn>
      </mfrac>
    </mrow>
    <annotation encoding="StarMath 5.0">{2 size 12 {x}} over 5 `- `1 over 10` =` 1 over 2</annotation>
  </semantics>
</math>
</file>

<file path=Object 9/content.xml><?xml version="1.0" encoding="utf-8"?>
<math xmlns="http://www.w3.org/1998/Math/MathML" display="block">
  <semantics>
    <mrow>
      <mfrac>
        <mn>2</mn>
        <mn>5</mn>
      </mfrac>
      <mrow>
        <mspace width="0.5em"/>
        <mo stretchy="false">−</mo>
        <mspace width="0.5em"/>
      </mrow>
      <mfrac>
        <mstyle mathsize="12pt">
          <mi>x</mi>
        </mstyle>
        <mn>3</mn>
      </mfrac>
      <mrow>
        <mspace width="0.5em"/>
        <mo stretchy="false">=</mo>
        <mspace width="0.5em"/>
      </mrow>
      <mn>4</mn>
      <mstyle mathsize="12pt">
        <mi>x</mi>
      </mstyle>
      <mspace width="0.5em"/>
      <mi mathvariant="normal">@</mi>
      <mspace width="0.5em"/>
      <mfrac>
        <mrow>
          <mo stretchy="false">−</mo>
          <mn>1</mn>
        </mrow>
        <mn>15</mn>
      </mfrac>
    </mrow>
    <annotation encoding="StarMath 5.0">2 over 5 `-` {size 12 x} over 3 `=`4{size 12 x}` %UxE083 `{-1} over 15</annotation>
  </semantics>
</math>
</file>